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T22_13" style:family="text">
      <style:text-properties fo:font-weight="bold" style:font-weight-asian="bold" style:font-weight-complex="bold"/>
    </style:style>
    <style:style style:name="T22_14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>
      <style:text-properties fo:font-weight="bold" style:font-weight-asian="bold" style:font-weight-complex="bold"/>
    </style:style>
    <style:style style:name="T31_10" style:family="text">
      <style:text-properties fo:font-weight="bold" style:font-weight-asian="bold" style:font-weight-complex="bold"/>
    </style:style>
    <style:style style:name="T31_11" style:family="text">
      <style:text-properties fo:font-weight="bold" style:font-weight-asian="bold" style:font-weight-complex="bold"/>
    </style:style>
    <style:style style:name="T31_12" style:family="text">
      <style:text-properties fo:font-weight="bold" style:font-weight-asian="bold" style:font-weight-complex="bold"/>
    </style:style>
    <style:style style:name="T31_13" style:family="text">
      <style:text-properties fo:font-weight="bold" style:font-weight-asian="bold" style:font-weight-complex="bold"/>
    </style:style>
    <style:style style:name="T31_14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>
      <style:text-properties fo:font-weight="bold" style:font-weight-asian="bold" style:font-weight-complex="bold"/>
    </style:style>
    <style:style style:name="T36_8" style:family="text">
      <style:text-properties fo:font-weight="bold" style:font-weight-asian="bold" style:font-weight-complex="bold"/>
    </style:style>
    <style:style style:name="T36_9" style:family="text">
      <style:text-properties fo:font-weight="bold" style:font-weight-asian="bold" style:font-weight-complex="bold"/>
    </style:style>
    <style:style style:name="T36_10" style:family="text">
      <style:text-properties fo:font-weight="bold" style:font-weight-asian="bold" style:font-weight-complex="bold"/>
    </style:style>
    <style:style style:name="T36_11" style:family="text">
      <style:text-properties fo:font-weight="bold" style:font-weight-asian="bold" style:font-weight-complex="bold"/>
    </style:style>
    <style:style style:name="T36_12" style:family="text">
      <style:text-properties fo:font-weight="bold" style:font-weight-asian="bold" style:font-weight-complex="bold"/>
    </style:style>
    <style:style style:name="T36_13" style:family="text">
      <style:text-properties fo:font-weight="bold" style:font-weight-asian="bold" style:font-weight-complex="bold"/>
    </style:style>
    <style:style style:name="T36_14" style:family="text">
      <style:text-properties fo:font-weight="bold" style:font-weight-asian="bold" style:font-weight-complex="bold"/>
    </style:style>
    <style:style style:name="T36_15" style:family="text">
      <style:text-properties fo:font-weight="bold" style:font-weight-asian="bold" style:font-weight-complex="bold"/>
    </style:style>
    <style:style style:name="T36_16" style:family="text">
      <style:text-properties fo:font-weight="bold" style:font-weight-asian="bold" style:font-weight-complex="bold"/>
    </style:style>
    <style:style style:name="T36_17" style:family="text">
      <style:text-properties fo:font-weight="bold" style:font-weight-asian="bold" style:font-weight-complex="bold"/>
    </style:style>
    <style:style style:name="T36_18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>
      <style:text-properties fo:color="#1155cc" style:text-underline-style="solid" style:text-underline-color="font-color"/>
    </style:style>
    <style:style style:name="T40_35" style:family="text"/>
    <style:style style:name="T40_36" style:family="text">
      <style:text-properties fo:color="#1155cc" style:text-underline-style="solid" style:text-underline-color="font-color"/>
    </style:style>
    <style:style style:name="T40_37" style:family="text"/>
    <style:style style:name="T40_38" style:family="text">
      <style:text-properties fo:color="#1155cc" style:text-underline-style="solid" style:text-underline-color="font-color"/>
    </style:style>
    <style:style style:name="T40_39" style:family="text"/>
    <style:style style:name="T40_40" style:family="text">
      <style:text-properties fo:color="#1155cc" style:text-underline-style="solid" style:text-underline-color="font-color"/>
    </style:style>
    <style:style style:name="T40_41" style:family="text"/>
    <style:style style:name="T40_42" style:family="text">
      <style:text-properties fo:color="#1155cc" style:text-underline-style="solid" style:text-underline-color="font-color"/>
    </style:style>
    <style:style style:name="T40_43" style:family="text"/>
    <style:style style:name="T40_44" style:family="text">
      <style:text-properties fo:color="#1155cc" style:text-underline-style="solid" style:text-underline-color="font-color"/>
    </style:style>
    <style:style style:name="T40_45" style:family="text"/>
    <style:style style:name="T40_46" style:family="text">
      <style:text-properties fo:color="#1155cc" style:text-underline-style="solid" style:text-underline-color="font-color"/>
    </style:style>
    <style:style style:name="T40_47" style:family="text"/>
    <style:style style:name="T40_48" style:family="text">
      <style:text-properties fo:color="#1155cc" style:text-underline-style="solid" style:text-underline-color="font-color"/>
    </style:style>
    <style:style style:name="T40_49" style:family="text"/>
    <style:style style:name="T40_50" style:family="text">
      <style:text-properties fo:color="#1155cc" style:text-underline-style="solid" style:text-underline-color="font-color"/>
    </style:style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T48_36" style:family="text">
      <style:text-properties fo:color="#1155cc" style:text-underline-style="solid" style:text-underline-color="font-color"/>
    </style:style>
    <style:style style:name="T48_37" style:family="text"/>
    <style:style style:name="T48_38" style:family="text">
      <style:text-properties fo:color="#1155cc" style:text-underline-style="solid" style:text-underline-color="font-color"/>
    </style:style>
    <style:style style:name="T48_39" style:family="text"/>
    <style:style style:name="T48_40" style:family="text">
      <style:text-properties fo:color="#1155cc" style:text-underline-style="solid" style:text-underline-color="font-color"/>
    </style:style>
    <style:style style:name="T48_41" style:family="text"/>
    <style:style style:name="T48_42" style:family="text">
      <style:text-properties fo:color="#1155cc" style:text-underline-style="solid" style:text-underline-color="font-color"/>
    </style:style>
    <style:style style:name="T48_43" style:family="text"/>
    <style:style style:name="T48_44" style:family="text">
      <style:text-properties fo:color="#1155cc" style:text-underline-style="solid" style:text-underline-color="font-color"/>
    </style:style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able1" style:family="table">
      <style:table-properties table:align="left" style:width="16.254cm" fo:margin-left="0cm"/>
    </style:style>
    <style:style style:name="Column1" style:family="table-column">
      <style:table-column-properties style:column-width="2.073cm"/>
    </style:style>
    <style:style style:name="Column2" style:family="table-column">
      <style:table-column-properties style:column-width="2.813cm"/>
    </style:style>
    <style:style style:name="Column3" style:family="table-column">
      <style:table-column-properties style:column-width="9.851cm"/>
    </style:style>
    <style:style style:name="Column4" style:family="table-column">
      <style:table-column-properties style:column-width="1.517cm"/>
    </style:style>
    <style:style style:name="Row1" style:family="table-row"/>
    <style:style style:name="Cell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" style:family="text"/>
    <style:style style:name="T6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5" style:family="text"/>
    <style:style style:name="T6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7" style:family="text"/>
    <style:style style:name="T6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9" style:family="text"/>
    <style:style style:name="T6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1" style:family="text"/>
    <style:style style:name="T6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3" style:family="text"/>
    <style:style style:name="T6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5" style:family="text"/>
    <style:style style:name="T6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7" style:family="text"/>
    <style:style style:name="T6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9" style:family="text"/>
    <style:style style:name="T6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1" style:family="text"/>
    <style:style style:name="T6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3" style:family="text"/>
    <style:style style:name="T6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1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6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1_1" style:family="text"/>
    <style:style style:name="T71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3" style:family="text"/>
    <style:style style:name="T71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5" style:family="text"/>
    <style:style style:name="T71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7" style:family="text"/>
    <style:style style:name="T71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9" style:family="text"/>
    <style:style style:name="T71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11" style:family="text"/>
    <style:style style:name="T71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13" style:family="text"/>
    <style:style style:name="T71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15" style:family="text"/>
    <style:style style:name="T71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17" style:family="text"/>
    <style:style style:name="T71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19" style:family="text"/>
    <style:style style:name="T71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1_21" style:family="text"/>
    <style:style style:name="T71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5_1" style:family="text"/>
    <style:style style:name="T75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3" style:family="text"/>
    <style:style style:name="T75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5" style:family="text"/>
    <style:style style:name="T75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7" style:family="text"/>
    <style:style style:name="T75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9" style:family="text"/>
    <style:style style:name="T75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11" style:family="text"/>
    <style:style style:name="T75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13" style:family="text"/>
    <style:style style:name="T75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15" style:family="text"/>
    <style:style style:name="T75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17" style:family="text"/>
    <style:style style:name="T75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19" style:family="text"/>
    <style:style style:name="T75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21" style:family="text"/>
    <style:style style:name="T75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23" style:family="text"/>
    <style:style style:name="T75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25" style:family="text"/>
    <style:style style:name="T75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27" style:family="text"/>
    <style:style style:name="T75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29" style:family="text"/>
    <style:style style:name="T75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31" style:family="text"/>
    <style:style style:name="T75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33" style:family="text"/>
    <style:style style:name="T75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35" style:family="text"/>
    <style:style style:name="T75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37" style:family="text"/>
    <style:style style:name="T75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39" style:family="text"/>
    <style:style style:name="T75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41" style:family="text"/>
    <style:style style:name="T75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43" style:family="text"/>
    <style:style style:name="T75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45" style:family="text"/>
    <style:style style:name="T75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47" style:family="text"/>
    <style:style style:name="T75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49" style:family="text"/>
    <style:style style:name="T75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5_51" style:family="text"/>
    <style:style style:name="T75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2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7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87_1" style:family="text"/>
    <style:style style:name="T8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3" style:family="text"/>
    <style:style style:name="T8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5" style:family="text"/>
    <style:style style:name="T8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7" style:family="text"/>
    <style:style style:name="T8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9" style:family="text"/>
    <style:style style:name="T8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1" style:family="text"/>
    <style:style style:name="T8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3" style:family="text"/>
    <style:style style:name="T8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5" style:family="text"/>
    <style:style style:name="T8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7" style:family="text"/>
    <style:style style:name="T8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9" style:family="text"/>
    <style:style style:name="T8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3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8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1_1" style:family="text"/>
    <style:style style:name="T91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3" style:family="text"/>
    <style:style style:name="T91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5" style:family="text"/>
    <style:style style:name="T91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7" style:family="text"/>
    <style:style style:name="T91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9" style:family="text"/>
    <style:style style:name="T91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11" style:family="text"/>
    <style:style style:name="T91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13" style:family="text"/>
    <style:style style:name="T91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15" style:family="text"/>
    <style:style style:name="T91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17" style:family="text"/>
    <style:style style:name="T91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19" style:family="text"/>
    <style:style style:name="T91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21" style:family="text"/>
    <style:style style:name="T91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23" style:family="text"/>
    <style:style style:name="T91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25" style:family="text"/>
    <style:style style:name="T91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27" style:family="text"/>
    <style:style style:name="T91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29" style:family="text"/>
    <style:style style:name="T91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31" style:family="text"/>
    <style:style style:name="T91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33" style:family="text"/>
    <style:style style:name="T91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35" style:family="text"/>
    <style:style style:name="T91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37" style:family="text"/>
    <style:style style:name="T91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39" style:family="text"/>
    <style:style style:name="T91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41" style:family="text"/>
    <style:style style:name="T91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43" style:family="text"/>
    <style:style style:name="T91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45" style:family="text"/>
    <style:style style:name="T91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47" style:family="text"/>
    <style:style style:name="T91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49" style:family="text"/>
    <style:style style:name="T91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51" style:family="text"/>
    <style:style style:name="T91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53" style:family="text"/>
    <style:style style:name="T91_5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55" style:family="text"/>
    <style:style style:name="T91_5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57" style:family="text"/>
    <style:style style:name="T91_5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59" style:family="text"/>
    <style:style style:name="T91_6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61" style:family="text"/>
    <style:style style:name="T91_6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63" style:family="text"/>
    <style:style style:name="T91_6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65" style:family="text"/>
    <style:style style:name="T91_6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67" style:family="text"/>
    <style:style style:name="T91_6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1_69" style:family="text"/>
    <style:style style:name="T91_7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5_1" style:family="text"/>
    <style:style style:name="T95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3" style:family="text"/>
    <style:style style:name="T95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5" style:family="text"/>
    <style:style style:name="T95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7" style:family="text"/>
    <style:style style:name="T95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9" style:family="text"/>
    <style:style style:name="T95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11" style:family="text"/>
    <style:style style:name="T95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13" style:family="text"/>
    <style:style style:name="T95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15" style:family="text"/>
    <style:style style:name="T95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17" style:family="text"/>
    <style:style style:name="T95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19" style:family="text"/>
    <style:style style:name="T95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21" style:family="text"/>
    <style:style style:name="T95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23" style:family="text"/>
    <style:style style:name="T95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25" style:family="text"/>
    <style:style style:name="T95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27" style:family="text"/>
    <style:style style:name="T95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29" style:family="text"/>
    <style:style style:name="T95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31" style:family="text"/>
    <style:style style:name="T95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33" style:family="text"/>
    <style:style style:name="T95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35" style:family="text"/>
    <style:style style:name="T95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37" style:family="text"/>
    <style:style style:name="T95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39" style:family="text"/>
    <style:style style:name="T95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41" style:family="text"/>
    <style:style style:name="T95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5_43" style:family="text"/>
    <style:style style:name="T95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9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9_1" style:family="text"/>
    <style:style style:name="T99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3" style:family="text"/>
    <style:style style:name="T99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5" style:family="text"/>
    <style:style style:name="T99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7" style:family="text"/>
    <style:style style:name="T99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9" style:family="text"/>
    <style:style style:name="T99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11" style:family="text"/>
    <style:style style:name="T99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13" style:family="text"/>
    <style:style style:name="T99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15" style:family="text"/>
    <style:style style:name="T99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17" style:family="text"/>
    <style:style style:name="T99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9_19" style:family="text"/>
    <style:style style:name="T99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4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3_1" style:family="text"/>
    <style:style style:name="T103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3" style:family="text"/>
    <style:style style:name="T103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5" style:family="text"/>
    <style:style style:name="T103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7" style:family="text"/>
    <style:style style:name="T103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9" style:family="text"/>
    <style:style style:name="T103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1" style:family="text"/>
    <style:style style:name="T103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3" style:family="text"/>
    <style:style style:name="T103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5" style:family="text"/>
    <style:style style:name="T103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7" style:family="text"/>
    <style:style style:name="T103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9" style:family="text"/>
    <style:style style:name="T103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4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7_1" style:family="text"/>
    <style:style style:name="T10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" style:family="text"/>
    <style:style style:name="T10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" style:family="text"/>
    <style:style style:name="T10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7" style:family="text"/>
    <style:style style:name="T10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9" style:family="text"/>
    <style:style style:name="T10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1" style:family="text"/>
    <style:style style:name="T10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3" style:family="text"/>
    <style:style style:name="T10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5" style:family="text"/>
    <style:style style:name="T10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7" style:family="text"/>
    <style:style style:name="T10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9" style:family="text"/>
    <style:style style:name="T10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1" style:family="text"/>
    <style:style style:name="T10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3" style:family="text"/>
    <style:style style:name="T10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5" style:family="text"/>
    <style:style style:name="T10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7" style:family="text"/>
    <style:style style:name="T10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9" style:family="text"/>
    <style:style style:name="T10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1" style:family="text"/>
    <style:style style:name="T107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3" style:family="text"/>
    <style:style style:name="T107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5" style:family="text"/>
    <style:style style:name="T107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7" style:family="text"/>
    <style:style style:name="T107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9" style:family="text"/>
    <style:style style:name="T107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41" style:family="text"/>
    <style:style style:name="T107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43" style:family="text"/>
    <style:style style:name="T107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45" style:family="text"/>
    <style:style style:name="T107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47" style:family="text"/>
    <style:style style:name="T107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49" style:family="text"/>
    <style:style style:name="T107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1" style:family="text"/>
    <style:style style:name="T107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3" style:family="text"/>
    <style:style style:name="T107_5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5" style:family="text"/>
    <style:style style:name="T107_5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7" style:family="text"/>
    <style:style style:name="T107_5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9" style:family="text"/>
    <style:style style:name="T107_6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61" style:family="text"/>
    <style:style style:name="T107_6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63" style:family="text"/>
    <style:style style:name="T107_6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65" style:family="text"/>
    <style:style style:name="T107_6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67" style:family="text"/>
    <style:style style:name="T107_6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69" style:family="text"/>
    <style:style style:name="T107_7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0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1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9_1" style:family="text"/>
    <style:style style:name="T119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3" style:family="text"/>
    <style:style style:name="T119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5" style:family="text"/>
    <style:style style:name="T119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7" style:family="text"/>
    <style:style style:name="T119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9" style:family="text"/>
    <style:style style:name="T119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11" style:family="text"/>
    <style:style style:name="T119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13" style:family="text"/>
    <style:style style:name="T119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15" style:family="text"/>
    <style:style style:name="T119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17" style:family="text"/>
    <style:style style:name="T119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9_19" style:family="text"/>
    <style:style style:name="T119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6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3_1" style:family="text"/>
    <style:style style:name="T123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3" style:family="text"/>
    <style:style style:name="T123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5" style:family="text"/>
    <style:style style:name="T123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7" style:family="text"/>
    <style:style style:name="T123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9" style:family="text"/>
    <style:style style:name="T123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11" style:family="text"/>
    <style:style style:name="T123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13" style:family="text"/>
    <style:style style:name="T123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15" style:family="text"/>
    <style:style style:name="T123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17" style:family="text"/>
    <style:style style:name="T123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3_19" style:family="text"/>
    <style:style style:name="T123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6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" style:family="text"/>
    <style:style style:name="T12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5" style:family="text"/>
    <style:style style:name="T12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7" style:family="text"/>
    <style:style style:name="T12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9" style:family="text"/>
    <style:style style:name="T12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1" style:family="text"/>
    <style:style style:name="T12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3" style:family="text"/>
    <style:style style:name="T12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5" style:family="text"/>
    <style:style style:name="T12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7" style:family="text"/>
    <style:style style:name="T12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9" style:family="text"/>
    <style:style style:name="T12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21" style:family="text"/>
    <style:style style:name="T12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23" style:family="text"/>
    <style:style style:name="T12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25" style:family="text"/>
    <style:style style:name="T12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27" style:family="text"/>
    <style:style style:name="T12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29" style:family="text"/>
    <style:style style:name="T12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1" style:family="text"/>
    <style:style style:name="T127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3" style:family="text"/>
    <style:style style:name="T127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5" style:family="text"/>
    <style:style style:name="T127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7" style:family="text"/>
    <style:style style:name="T127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9" style:family="text"/>
    <style:style style:name="T127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41" style:family="text"/>
    <style:style style:name="T127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43" style:family="text"/>
    <style:style style:name="T127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45" style:family="text"/>
    <style:style style:name="T127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47" style:family="text"/>
    <style:style style:name="T127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49" style:family="text"/>
    <style:style style:name="T127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51" style:family="text"/>
    <style:style style:name="T127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53" style:family="text"/>
    <style:style style:name="T127_5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55" style:family="text"/>
    <style:style style:name="T127_5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57" style:family="text"/>
    <style:style style:name="T127_5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59" style:family="text"/>
    <style:style style:name="T127_6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61" style:family="text"/>
    <style:style style:name="T127_6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63" style:family="text"/>
    <style:style style:name="T127_6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65" style:family="text"/>
    <style:style style:name="T127_6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67" style:family="text"/>
    <style:style style:name="T127_6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69" style:family="text"/>
    <style:style style:name="T127_7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71" style:family="text"/>
    <style:style style:name="T127_7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7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7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2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3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3" style:family="text"/>
    <style:style style:name="T139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5" style:family="text"/>
    <style:style style:name="T139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7" style:family="text"/>
    <style:style style:name="T139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9" style:family="text"/>
    <style:style style:name="T139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11" style:family="text"/>
    <style:style style:name="T139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13" style:family="text"/>
    <style:style style:name="T139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15" style:family="text"/>
    <style:style style:name="T139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17" style:family="text"/>
    <style:style style:name="T139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19" style:family="text"/>
    <style:style style:name="T139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21" style:family="text"/>
    <style:style style:name="T139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23" style:family="text"/>
    <style:style style:name="T139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25" style:family="text"/>
    <style:style style:name="T139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27" style:family="text"/>
    <style:style style:name="T139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29" style:family="text"/>
    <style:style style:name="T139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31" style:family="text"/>
    <style:style style:name="T139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33" style:family="text"/>
    <style:style style:name="T139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35" style:family="text"/>
    <style:style style:name="T139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37" style:family="text"/>
    <style:style style:name="T139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39" style:family="text"/>
    <style:style style:name="T139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41" style:family="text"/>
    <style:style style:name="T139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43" style:family="text"/>
    <style:style style:name="T139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45" style:family="text"/>
    <style:style style:name="T139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47" style:family="text"/>
    <style:style style:name="T139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49" style:family="text"/>
    <style:style style:name="T139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51" style:family="text"/>
    <style:style style:name="T139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53" style:family="text"/>
    <style:style style:name="T139_5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55" style:family="text"/>
    <style:style style:name="T139_5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57" style:family="text"/>
    <style:style style:name="T139_5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59" style:family="text"/>
    <style:style style:name="T139_6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61" style:family="text"/>
    <style:style style:name="T139_6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63" style:family="text"/>
    <style:style style:name="T139_6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65" style:family="text"/>
    <style:style style:name="T139_6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67" style:family="text"/>
    <style:style style:name="T139_6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9_69" style:family="text"/>
    <style:style style:name="T139_7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8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3_1" style:family="text"/>
    <style:style style:name="T143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3" style:family="text"/>
    <style:style style:name="T143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5" style:family="text"/>
    <style:style style:name="T143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7" style:family="text"/>
    <style:style style:name="T143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9" style:family="text"/>
    <style:style style:name="T143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11" style:family="text"/>
    <style:style style:name="T143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13" style:family="text"/>
    <style:style style:name="T143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15" style:family="text"/>
    <style:style style:name="T143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17" style:family="text"/>
    <style:style style:name="T143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19" style:family="text"/>
    <style:style style:name="T143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21" style:family="text"/>
    <style:style style:name="T143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23" style:family="text"/>
    <style:style style:name="T143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25" style:family="text"/>
    <style:style style:name="T143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27" style:family="text"/>
    <style:style style:name="T143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29" style:family="text"/>
    <style:style style:name="T143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31" style:family="text"/>
    <style:style style:name="T143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33" style:family="text"/>
    <style:style style:name="T143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35" style:family="text"/>
    <style:style style:name="T143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37" style:family="text"/>
    <style:style style:name="T143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39" style:family="text"/>
    <style:style style:name="T143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41" style:family="text"/>
    <style:style style:name="T143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43" style:family="text"/>
    <style:style style:name="T143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45" style:family="text"/>
    <style:style style:name="T143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47" style:family="text"/>
    <style:style style:name="T143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49" style:family="text"/>
    <style:style style:name="T143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51" style:family="text"/>
    <style:style style:name="T143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3_53" style:family="text"/>
    <style:style style:name="T143_5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8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7_1" style:family="text"/>
    <style:style style:name="T14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" style:family="text"/>
    <style:style style:name="T14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5" style:family="text"/>
    <style:style style:name="T14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7" style:family="text"/>
    <style:style style:name="T14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9" style:family="text"/>
    <style:style style:name="T14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1" style:family="text"/>
    <style:style style:name="T14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3" style:family="text"/>
    <style:style style:name="T14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5" style:family="text"/>
    <style:style style:name="T14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7" style:family="text"/>
    <style:style style:name="T14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9" style:family="text"/>
    <style:style style:name="T14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1" style:family="text"/>
    <style:style style:name="T14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3" style:family="text"/>
    <style:style style:name="T14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5" style:family="text"/>
    <style:style style:name="T14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7" style:family="text"/>
    <style:style style:name="T14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9" style:family="text"/>
    <style:style style:name="T14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1" style:family="text"/>
    <style:style style:name="T147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3" style:family="text"/>
    <style:style style:name="T147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5" style:family="text"/>
    <style:style style:name="T147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7" style:family="text"/>
    <style:style style:name="T147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9" style:family="text"/>
    <style:style style:name="T147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41" style:family="text"/>
    <style:style style:name="T147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43" style:family="text"/>
    <style:style style:name="T147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9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9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4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9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0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5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9_1" style:family="text"/>
    <style:style style:name="T159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3" style:family="text"/>
    <style:style style:name="T159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5" style:family="text"/>
    <style:style style:name="T159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7" style:family="text"/>
    <style:style style:name="T159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9" style:family="text"/>
    <style:style style:name="T159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11" style:family="text"/>
    <style:style style:name="T159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13" style:family="text"/>
    <style:style style:name="T159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15" style:family="text"/>
    <style:style style:name="T159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17" style:family="text"/>
    <style:style style:name="T159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19" style:family="text"/>
    <style:style style:name="T159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21" style:family="text"/>
    <style:style style:name="T159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23" style:family="text"/>
    <style:style style:name="T159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25" style:family="text"/>
    <style:style style:name="T159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27" style:family="text"/>
    <style:style style:name="T159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29" style:family="text"/>
    <style:style style:name="T159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31" style:family="text"/>
    <style:style style:name="T159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33" style:family="text"/>
    <style:style style:name="T159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35" style:family="text"/>
    <style:style style:name="T159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37" style:family="text"/>
    <style:style style:name="T159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39" style:family="text"/>
    <style:style style:name="T159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41" style:family="text"/>
    <style:style style:name="T159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43" style:family="text"/>
    <style:style style:name="T159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45" style:family="text"/>
    <style:style style:name="T159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47" style:family="text"/>
    <style:style style:name="T159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49" style:family="text"/>
    <style:style style:name="T159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9_51" style:family="text"/>
    <style:style style:name="T159_5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10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7" style:family="table-row"/>
    <style:style style:name="Cell10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3_1" style:family="text"/>
    <style:style style:name="T163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3" style:family="text"/>
    <style:style style:name="T163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5" style:family="text"/>
    <style:style style:name="T163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7" style:family="text"/>
    <style:style style:name="T163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9" style:family="text"/>
    <style:style style:name="T163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11" style:family="text"/>
    <style:style style:name="T163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13" style:family="text"/>
    <style:style style:name="T163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15" style:family="text"/>
    <style:style style:name="T163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17" style:family="text"/>
    <style:style style:name="T163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19" style:family="text"/>
    <style:style style:name="T163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21" style:family="text"/>
    <style:style style:name="T163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23" style:family="text"/>
    <style:style style:name="T163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25" style:family="text"/>
    <style:style style:name="T163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27" style:family="text"/>
    <style:style style:name="T163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29" style:family="text"/>
    <style:style style:name="T163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31" style:family="text"/>
    <style:style style:name="T163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33" style:family="text"/>
    <style:style style:name="T163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35" style:family="text"/>
    <style:style style:name="T163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37" style:family="text"/>
    <style:style style:name="T163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3_39" style:family="text"/>
    <style:style style:name="T163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108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8" style:family="table-row"/>
    <style:style style:name="Cell109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13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6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7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7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6" style:family="table-cell">
      <style:table-cell-properties style:vertical-align="bottom" fo:border-top="#cccccc 0.035cm solid" fo:border-bottom="#cccccc 0.035cm solid" fo:padding-left="0.071cm" fo:border-left="#cccccc 0.035cm solid" fo:padding-right="0.071cm" fo:border-right="#cccccc 0.035cm solid"/>
    </style:style>
    <style:style style:name="P17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To</text:span><text:span text:style-name="T2_2">:<text:s/></text:span><text:span text:style-name="T2_3">Prof</text:span><text:span text:style-name="T2_4">.<text:s/></text:span><text:span text:style-name="T2_5">Isaac</text:span><text:span text:style-name="T2_6"><text:s/></text:span><text:span text:style-name="T2_7">Chuang</text:span></text:p>
      <text:p text:style-name="P3"><text:span text:style-name="T3_1">From</text:span><text:span text:style-name="T3_2">:<text:s/></text:span><text:span text:style-name="T3_3">Nancy</text:span><text:span text:style-name="T3_4"><text:s/></text:span><text:span text:style-name="T3_5">Ouyang</text:span><text:span text:style-name="T3_6">,<text:s/></text:span><text:span text:style-name="T3_7">Cappie</text:span><text:span text:style-name="T3_8"><text:s/></text:span><text:span text:style-name="T3_9">Pomeroy</text:span><text:span text:style-name="T3_10"><text:s/>(</text:span><text:span text:style-name="T3_11">MIT</text:span><text:span text:style-name="T3_12"><text:s/></text:span><text:span text:style-name="T3_13">MechE</text:span><text:span text:style-name="T3_14"><text:s/>2013)</text:span></text:p>
      <text:p text:style-name="P4"><text:span text:style-name="T4_1">Date</text:span><text:span text:style-name="T4_2">:<text:s/>9<text:s/></text:span><text:span text:style-name="T4_3">September</text:span><text:span text:style-name="T4_4"><text:s/>2013</text:span></text:p>
      <text:p text:style-name="P5"/>
      <text:p text:style-name="P6"><text:span text:style-name="T6_1">6.01</text:span><text:span text:style-name="T6_2">x</text:span><text:span text:style-name="T6_3"><text:s/></text:span><text:span text:style-name="T6_4">Robot</text:span><text:span text:style-name="T6_5"><text:s/></text:span><text:span text:style-name="T6_6">Kit</text:span><text:span text:style-name="T6_7"><text:s/></text:span><text:span text:style-name="T6_8">Proposal</text:span></text:p>
      <text:p text:style-name="P7"/>
      <text:p text:style-name="P8"><text:span text:style-name="T8_1">We</text:span><text:span text:style-name="T8_2"><text:s/></text:span><text:span text:style-name="T8_3">propose</text:span><text:span text:style-name="T8_4"><text:s/></text:span><text:span text:style-name="T8_5">designing</text:span><text:span text:style-name="T8_6"><text:s/></text:span><text:span text:style-name="T8_7">a</text:span><text:span text:style-name="T8_8"><text:s/></text:span><text:span text:style-name="T8_9">robot</text:span><text:span text:style-name="T8_10"><text:s/></text:span><text:span text:style-name="T8_11">that</text:span><text:span text:style-name="T8_12"><text:s/></text:span><text:span text:style-name="T8_13">will</text:span><text:span text:style-name="T8_14">:</text:span></text:p>
      <text:list text:style-name="LS1" xml:id="list0">
        <text:list-item>
          <text:p text:style-name="P9"><text:span text:style-name="T9_1">Cost</text:span><text:span text:style-name="T9_2"><text:s/>$150<text:s/></text:span><text:span text:style-name="T9_3">in</text:span><text:span text:style-name="T9_4"><text:s/></text:span><text:span text:style-name="T9_5">quantity</text:span><text:span text:style-name="T9_6"><text:s/></text:span><text:span text:style-name="T9_7">one</text:span></text:p>
        </text:list-item>
        <text:list-item>
          <text:p text:style-name="P10"><text:span text:style-name="T10_1">Accept</text:span><text:span text:style-name="T10_2"><text:s/></text:span><text:span text:style-name="T10_3">motor</text:span><text:span text:style-name="T10_4"><text:s/></text:span><text:span text:style-name="T10_5">voltage</text:span><text:span text:style-name="T10_6"><text:s/></text:span><text:span text:style-name="T10_7">levels</text:span><text:span text:style-name="T10_8"><text:s/>(</text:span><text:span text:style-name="T10_9">be</text:span><text:span text:style-name="T10_10"><text:s/></text:span><text:span text:style-name="T10_11">able</text:span><text:span text:style-name="T10_12"><text:s/></text:span><text:span text:style-name="T10_13">to</text:span><text:span text:style-name="T10_14"><text:s/></text:span><text:span text:style-name="T10_15">drive</text:span><text:span text:style-name="T10_16"><text:s/></text:span><text:span text:style-name="T10_17">straight</text:span><text:span text:style-name="T10_18">)<text:s/></text:span><text:span text:style-name="T10_19">and</text:span><text:span text:style-name="T10_20"><text:s/></text:span><text:span text:style-name="T10_21">output</text:span><text:span text:style-name="T10_22"><text:s/>2<text:s/></text:span><text:span text:style-name="T10_23">to</text:span><text:span text:style-name="T10_24"><text:s/>3<text:s/></text:span><text:span text:style-name="T10_25">distance</text:span><text:span text:style-name="T10_26"><text:s/></text:span><text:span text:style-name="T10_27">readings</text:span><text:span text:style-name="T10_28"><text:s/></text:span><text:span text:style-name="T10_29">at</text:span><text:span text:style-name="T10_30"><text:s/>12<text:s/></text:span><text:span text:style-name="T10_31">times</text:span><text:span text:style-name="T10_32"><text:s/></text:span><text:span text:style-name="T10_33">per</text:span><text:span text:style-name="T10_34"><text:s/></text:span><text:span text:style-name="T10_35">second</text:span></text:p>
        </text:list-item>
        <text:list-item>
          <text:p text:style-name="P11"><text:span text:style-name="T11_1">Communicate</text:span><text:span text:style-name="T11_2"><text:s/></text:span><text:span text:style-name="T11_3">wirelessly</text:span><text:span text:style-name="T11_4"><text:s/></text:span><text:span text:style-name="T11_5">with</text:span><text:span text:style-name="T11_6"><text:s/></text:span><text:span text:style-name="T11_7">SOAR</text:span></text:p>
        </text:list-item>
        <text:list-item>
          <text:p text:style-name="P12"><text:span text:style-name="T12_1">Be</text:span><text:span text:style-name="T12_2"><text:s/></text:span><text:span text:style-name="T12_3">wirelessly</text:span><text:span text:style-name="T12_4"><text:s/></text:span><text:span text:style-name="T12_5">programmable</text:span><text:span text:style-name="T12_6"><text:s/></text:span><text:span text:style-name="T12_7">with</text:span><text:span text:style-name="T12_8"><text:s/></text:span><text:span text:style-name="T12_9">up</text:span><text:span text:style-name="T12_10"><text:s/></text:span><text:span text:style-name="T12_11">to</text:span><text:span text:style-name="T12_12"><text:s/>40<text:s/></text:span><text:span text:style-name="T12_13">robots</text:span><text:span text:style-name="T12_14"><text:s/></text:span><text:span text:style-name="T12_15">in</text:span><text:span text:style-name="T12_16"><text:s/></text:span><text:span text:style-name="T12_17">a</text:span><text:span text:style-name="T12_18"><text:s/></text:span><text:span text:style-name="T12_19">single</text:span><text:span text:style-name="T12_20"><text:s/></text:span><text:span text:style-name="T12_21">room</text:span></text:p>
        </text:list-item>
        <text:list-item>
          <text:p text:style-name="P13"><text:span text:style-name="T13_1">Have</text:span><text:span text:style-name="T13_2"><text:s/></text:span><text:span text:style-name="T13_3">a</text:span><text:span text:style-name="T13_4"><text:s/></text:span><text:span text:style-name="T13_5">light</text:span><text:span text:style-name="T13_6"><text:s/></text:span><text:span text:style-name="T13_7">tracking</text:span><text:span text:style-name="T13_8"><text:s/></text:span><text:span text:style-name="T13_9">head</text:span><text:span text:style-name="T13_10"><text:s/></text:span><text:span text:style-name="T13_11">that</text:span><text:span text:style-name="T13_12"><text:s/></text:span><text:span text:style-name="T13_13">interfaces</text:span><text:span text:style-name="T13_14"><text:s/></text:span><text:span text:style-name="T13_15">with</text:span><text:span text:style-name="T13_16"><text:s/></text:span><text:span text:style-name="T13_17">existing</text:span><text:span text:style-name="T13_18"><text:s/>6.01<text:s/></text:span><text:span text:style-name="T13_19">programs</text:span><text:span text:style-name="T13_20"><text:s/></text:span><text:span text:style-name="T13_21">to</text:span><text:span text:style-name="T13_22"><text:s/></text:span><text:span text:style-name="T13_23">create</text:span><text:span text:style-name="T13_24"><text:s/></text:span><text:span text:style-name="T13_25">a</text:span><text:span text:style-name="T13_26"><text:s/></text:span><text:span text:style-name="T13_27">light</text:span><text:span text:style-name="T13_28">-</text:span><text:span text:style-name="T13_29">tracking</text:span><text:span text:style-name="T13_30"><text:s/></text:span><text:span text:style-name="T13_31">robot</text:span></text:p>
        </text:list-item>
        <text:list-item>
          <text:p text:style-name="P14"><text:span text:style-name="T14_1">Full</text:span><text:span text:style-name="T14_2"><text:s/></text:span><text:span text:style-name="T14_3">documentation</text:span><text:span text:style-name="T14_4"><text:s/></text:span><text:span text:style-name="T14_5">and</text:span><text:span text:style-name="T14_6"><text:s/></text:span><text:span text:style-name="T14_7">release</text:span><text:span text:style-name="T14_8"><text:s/></text:span><text:span text:style-name="T14_9">of</text:span><text:span text:style-name="T14_10"><text:s/></text:span><text:span text:style-name="T14_11">source</text:span><text:span text:style-name="T14_12"><text:s/></text:span><text:span text:style-name="T14_13">files</text:span><text:span text:style-name="T14_14"><text:s/></text:span><text:span text:style-name="T14_15">as</text:span><text:span text:style-name="T14_16"><text:s/></text:span><text:span text:style-name="T14_17">open</text:span><text:span text:style-name="T14_18"><text:s/></text:span><text:span text:style-name="T14_19">source</text:span><text:span text:style-name="T14_20"><text:s/></text:span><text:span text:style-name="T14_21">hardware</text:span><text:span text:style-name="T14_22"><text:s/></text:span><text:span text:style-name="T14_23">by</text:span><text:span text:style-name="T14_24"><text:s/></text:span><text:span text:style-name="T14_25">Dec</text:span><text:span text:style-name="T14_26">.<text:s/>20</text:span><text:span text:style-name="T14_27">th</text:span></text:p>
        </text:list-item>
      </text:list>
      <text:p text:style-name="P15"/>
      <text:p text:style-name="P16"><text:span text:style-name="T16_1">[</text:span><text:span text:style-name="T16_2">REDACTED</text:span><text:span text:style-name="T16_3">]</text:span></text:p>
      <text:p text:style-name="P17"/>
      <text:p text:style-name="P18"><text:span text:style-name="T18_1">Detailed</text:span><text:span text:style-name="T18_2"><text:s/></text:span><text:span text:style-name="T18_3">Schedule</text:span></text:p>
      <text:p text:style-name="P19"><text:span text:style-name="T19_1">12<text:s/></text:span><text:span text:style-name="T19_2">Weeks</text:span></text:p>
      <text:p text:style-name="P20"><text:span text:style-name="T20_1">[</text:span><text:span text:style-name="T20_2">REDACTED</text:span><text:span text:style-name="T20_3">]</text:span></text:p>
      <text:p text:style-name="P21"/>
      <text:p text:style-name="P22"><text:span text:style-name="T22_1">1</text:span><text:span text:style-name="T22_2">st</text:span><text:span text:style-name="T22_3"><text:s/></text:span><text:span text:style-name="T22_4">month</text:span><text:span text:style-name="T22_5"><text:s/></text:span><text:span text:style-name="T22_6">deliverable</text:span><text:span text:style-name="T22_7">:<text:s/></text:span><text:span text:style-name="T22_8">robot</text:span><text:span text:style-name="T22_9"><text:s/></text:span><text:span text:style-name="T22_10">interfacing</text:span><text:span text:style-name="T22_11"><text:s/></text:span><text:span text:style-name="T22_12">with</text:span><text:span text:style-name="T22_13"><text:s/></text:span><text:span text:style-name="T22_14">SOAR</text:span></text:p>
      <text:list text:style-name="LS2" xml:id="list6">
        <text:list-item>
          <text:p text:style-name="P23"><text:span text:style-name="T23_1">Order</text:span><text:span text:style-name="T23_2"><text:s/></text:span><text:span text:style-name="T23_3">parts</text:span></text:p>
        </text:list-item>
        <text:list-item>
          <text:p text:style-name="P24"><text:span text:style-name="T24_1">Parts</text:span><text:span text:style-name="T24_2"><text:s/></text:span><text:span text:style-name="T24_3">arrive</text:span><text:span text:style-name="T24_4">.<text:s/>1</text:span><text:span text:style-name="T24_5">st</text:span><text:span text:style-name="T24_6"><text:s/></text:span><text:span text:style-name="T24_7">iteration</text:span><text:span text:style-name="T24_8"><text:s/></text:span><text:span text:style-name="T24_9">robot</text:span><text:span text:style-name="T24_10"><text:s/></text:span><text:span text:style-name="T24_11">driving</text:span><text:span text:style-name="T24_12"><text:s/></text:span><text:span text:style-name="T24_13">straight</text:span><text:span text:style-name="T24_14"><text:s/>(</text:span><text:span text:style-name="T24_15">possibly</text:span><text:span text:style-name="T24_16"><text:s/></text:span><text:span text:style-name="T24_17">with</text:span><text:span text:style-name="T24_18"><text:s/></text:span><text:span text:style-name="T24_19">odometry</text:span><text:span text:style-name="T24_20">)</text:span></text:p>
          <text:list>
            <text:list-item>
              <text:p text:style-name="P25"><text:span text:style-name="T25_1">Evaluate</text:span><text:span text:style-name="T25_2"><text:s/></text:span><text:span text:style-name="T25_3">and</text:span><text:span text:style-name="T25_4"><text:s/></text:span><text:span text:style-name="T25_5">compare</text:span><text:span text:style-name="T25_6"><text:s/></text:span><text:span text:style-name="T25_7">CPUs</text:span><text:span text:style-name="T25_8">:<text:s/></text:span><text:span text:style-name="T25_9">Beaglebone</text:span><text:span text:style-name="T25_10">,<text:s/></text:span><text:span text:style-name="T25_11">Arduino</text:span><text:span text:style-name="T25_12">,<text:s/></text:span><text:span text:style-name="T25_13">ARM</text:span></text:p>
            </text:list-item>
            <text:list-item>
              <text:p text:style-name="P26"><text:span text:style-name="T26_1">Evaluate</text:span><text:span text:style-name="T26_2"><text:s/></text:span><text:span text:style-name="T26_3">and</text:span><text:span text:style-name="T26_4"><text:s/></text:span><text:span text:style-name="T26_5">compare</text:span><text:span text:style-name="T26_6"><text:s/></text:span><text:span text:style-name="T26_7">drive</text:span><text:span text:style-name="T26_8"><text:s/></text:span><text:span text:style-name="T26_9">systems</text:span><text:span text:style-name="T26_10">:<text:s/></text:span><text:span text:style-name="T26_11">continuous</text:span><text:span text:style-name="T26_12"><text:s/></text:span><text:span text:style-name="T26_13">rotation</text:span><text:span text:style-name="T26_14"><text:s/></text:span><text:span text:style-name="T26_15">servos</text:span><text:span text:style-name="T26_16">,<text:s/></text:span><text:span text:style-name="T26_17">gearmotors</text:span></text:p>
            </text:list-item>
            <text:list-item>
              <text:p text:style-name="P27"><text:span text:style-name="T27_1">Evaluate</text:span><text:span text:style-name="T27_2"><text:s/></text:span><text:span text:style-name="T27_3">and</text:span><text:span text:style-name="T27_4"><text:s/></text:span><text:span text:style-name="T27_5">compare</text:span><text:span text:style-name="T27_6"><text:s/></text:span><text:span text:style-name="T27_7">odometry</text:span><text:span text:style-name="T27_8"><text:s/></text:span><text:span text:style-name="T27_9">systems</text:span><text:span text:style-name="T27_10">:<text:s/></text:span><text:span text:style-name="T27_11">rotary</text:span><text:span text:style-name="T27_12"><text:s/></text:span><text:span text:style-name="T27_13">encoders</text:span><text:span text:style-name="T27_14">,<text:s/></text:span><text:span text:style-name="T27_15">shaft</text:span><text:span text:style-name="T27_16"><text:s/></text:span><text:span text:style-name="T27_17">encoders</text:span><text:span text:style-name="T27_18">,<text:s/></text:span><text:span text:style-name="T27_19">ir</text:span><text:span text:style-name="T27_20"><text:s/></text:span><text:span text:style-name="T27_21">break</text:span><text:span text:style-name="T27_22"><text:s/></text:span><text:span text:style-name="T27_23">beam</text:span></text:p>
            </text:list-item>
          </text:list>
        </text:list-item>
        <text:list-item>
          <text:p text:style-name="P28"><text:span text:style-name="T28_1">1</text:span><text:span text:style-name="T28_2">st</text:span><text:span text:style-name="T28_3"><text:s/></text:span><text:span text:style-name="T28_4">iteration</text:span><text:span text:style-name="T28_5"><text:s/></text:span><text:span text:style-name="T28_6">robot</text:span><text:span text:style-name="T28_7"><text:s/></text:span><text:span text:style-name="T28_8">outputting</text:span><text:span text:style-name="T28_9"><text:s/></text:span><text:span text:style-name="T28_10">accurate</text:span><text:span text:style-name="T28_11"><text:s/></text:span><text:span text:style-name="T28_12">distance</text:span><text:span text:style-name="T28_13"><text:s/></text:span><text:span text:style-name="T28_14">readings</text:span></text:p>
          <text:list>
            <text:list-item>
              <text:p text:style-name="P29"><text:span text:style-name="T29_1">Evaluate</text:span><text:span text:style-name="T29_2"><text:s/></text:span><text:span text:style-name="T29_3">and</text:span><text:span text:style-name="T29_4"><text:s/></text:span><text:span text:style-name="T29_5">compare</text:span><text:span text:style-name="T29_6"><text:s/></text:span><text:span text:style-name="T29_7">sonar</text:span><text:span text:style-name="T29_8">,<text:s/></text:span><text:span text:style-name="T29_9">IR</text:span><text:span text:style-name="T29_10">,<text:s/></text:span><text:span text:style-name="T29_11">photoresistor</text:span><text:span text:style-name="T29_12"><text:s/></text:span><text:span text:style-name="T29_13">for</text:span><text:span text:style-name="T29_14"><text:s/></text:span><text:span text:style-name="T29_15">distance</text:span><text:span text:style-name="T29_16"><text:s/></text:span><text:span text:style-name="T29_17">readings</text:span></text:p>
            </text:list-item>
          </text:list>
        </text:list-item>
        <text:list-item>
          <text:p text:style-name="P30"><text:span text:style-name="T30_1">2</text:span><text:span text:style-name="T30_2">nd</text:span><text:span text:style-name="T30_3"><text:s/></text:span><text:span text:style-name="T30_4">robot</text:span><text:span text:style-name="T30_5"><text:s/></text:span><text:span text:style-name="T30_6">iteration</text:span><text:span text:style-name="T30_7"><text:s/></text:span><text:span text:style-name="T30_8">for</text:span><text:span text:style-name="T30_9"><text:s/></text:span><text:span text:style-name="T30_10">desired</text:span><text:span text:style-name="T30_11"><text:s/></text:span><text:span text:style-name="T30_12">features</text:span><text:span text:style-name="T30_13"><text:s/></text:span><text:span text:style-name="T30_14">such</text:span><text:span text:style-name="T30_15"><text:s/></text:span><text:span text:style-name="T30_16">as</text:span><text:span text:style-name="T30_17"><text:s/></text:span><text:span text:style-name="T30_18">ease</text:span><text:span text:style-name="T30_19"><text:s/></text:span><text:span text:style-name="T30_20">of</text:span><text:span text:style-name="T30_21"><text:s/></text:span><text:span text:style-name="T30_22">assembly</text:span></text:p>
        </text:list-item>
      </text:list>
      <text:p text:style-name="P31"><text:span text:style-name="T31_1">2</text:span><text:span text:style-name="T31_2">nd</text:span><text:span text:style-name="T31_3"><text:s/></text:span><text:span text:style-name="T31_4">Month</text:span><text:span text:style-name="T31_5"><text:s/></text:span><text:span text:style-name="T31_6">deliverable</text:span><text:span text:style-name="T31_7">:<text:s/></text:span><text:span text:style-name="T31_8">Light</text:span><text:span text:style-name="T31_9"><text:s/></text:span><text:span text:style-name="T31_10">following</text:span><text:span text:style-name="T31_11"><text:s/></text:span><text:span text:style-name="T31_12">robot</text:span><text:span text:style-name="T31_13">,<text:s/></text:span><text:span text:style-name="T31_14">documentation</text:span></text:p>
      <text:list text:style-name="LS2" xml:id="list14" text:continue-list="list6">
        <text:list-item>
          <text:p text:style-name="P32"><text:span text:style-name="T32_1">Light</text:span><text:span text:style-name="T32_2"><text:s/></text:span><text:span text:style-name="T32_3">tracking</text:span><text:span text:style-name="T32_4"><text:s/></text:span><text:span text:style-name="T32_5">head</text:span><text:span text:style-name="T32_6"><text:s/></text:span><text:span text:style-name="T32_7">first</text:span><text:span text:style-name="T32_8"><text:s/></text:span><text:span text:style-name="T32_9">iteration</text:span></text:p>
        </text:list-item>
        <text:list-item>
          <text:p text:style-name="P33"><text:span text:style-name="T33_1">Light</text:span><text:span text:style-name="T33_2"><text:s/></text:span><text:span text:style-name="T33_3">tracking</text:span><text:span text:style-name="T33_4"><text:s/></text:span><text:span text:style-name="T33_5">head</text:span><text:span text:style-name="T33_6"><text:s/></text:span><text:span text:style-name="T33_7">communicating</text:span><text:span text:style-name="T33_8"><text:s/></text:span><text:span text:style-name="T33_9">with</text:span><text:span text:style-name="T33_10"><text:s/></text:span><text:span text:style-name="T33_11">SOAR</text:span><text:span text:style-name="T33_12"><text:s/></text:span><text:span text:style-name="T33_13">to</text:span><text:span text:style-name="T33_14"><text:s/></text:span><text:span text:style-name="T33_15">create</text:span><text:span text:style-name="T33_16"><text:s/>"</text:span><text:span text:style-name="T33_17">pet</text:span><text:span text:style-name="T33_18"><text:s/></text:span><text:span text:style-name="T33_19">robot</text:span><text:span text:style-name="T33_20">"<text:s/></text:span><text:span text:style-name="T33_21">that</text:span><text:span text:style-name="T33_22"><text:s/></text:span><text:span text:style-name="T33_23">follows</text:span><text:span text:style-name="T33_24"><text:s/></text:span><text:span text:style-name="T33_25">light</text:span></text:p>
        </text:list-item>
        <text:list-item>
          <text:p text:style-name="P34"><text:span text:style-name="T34_1">2</text:span><text:span text:style-name="T34_2">nd</text:span><text:span text:style-name="T34_3"><text:s/></text:span><text:span text:style-name="T34_4">iteration</text:span><text:span text:style-name="T34_5"><text:s/></text:span><text:span text:style-name="T34_6">of</text:span><text:span text:style-name="T34_7"><text:s/></text:span><text:span text:style-name="T34_8">light</text:span><text:span text:style-name="T34_9"><text:s/></text:span><text:span text:style-name="T34_10">tracking</text:span><text:span text:style-name="T34_11"><text:s/></text:span><text:span text:style-name="T34_12">head</text:span><text:span text:style-name="T34_13"><text:s/></text:span><text:span text:style-name="T34_14">for</text:span><text:span text:style-name="T34_15"><text:s/></text:span><text:span text:style-name="T34_16">desired</text:span><text:span text:style-name="T34_17"><text:s/></text:span><text:span text:style-name="T34_18">features</text:span></text:p>
        </text:list-item>
        <text:list-item>
          <text:p text:style-name="P35"><text:span text:style-name="T35_1">Document</text:span><text:span text:style-name="T35_2"><text:s/></text:span><text:span text:style-name="T35_3">robot</text:span><text:span text:style-name="T35_4">+</text:span><text:span text:style-name="T35_5">light</text:span><text:span text:style-name="T35_6"><text:s/></text:span><text:span text:style-name="T35_7">tracking</text:span><text:span text:style-name="T35_8"><text:s/></text:span><text:span text:style-name="T35_9">head</text:span><text:span text:style-name="T35_10"><text:s/></text:span><text:span text:style-name="T35_11">system</text:span></text:p>
        </text:list-item>
      </text:list>
      <text:p text:style-name="P36"><text:span text:style-name="T36_1">3</text:span><text:span text:style-name="T36_2">rd</text:span><text:span text:style-name="T36_3"><text:s/></text:span><text:span text:style-name="T36_4">Month</text:span><text:span text:style-name="T36_5"><text:s/></text:span><text:span text:style-name="T36_6">deliverable</text:span><text:span text:style-name="T36_7">:<text:s/></text:span><text:span text:style-name="T36_8">Wireless</text:span><text:span text:style-name="T36_9"><text:s/></text:span><text:span text:style-name="T36_10">robot</text:span><text:span text:style-name="T36_11"><text:s/>(</text:span><text:span text:style-name="T36_12">two</text:span><text:span text:style-name="T36_13"><text:s/></text:span><text:span text:style-name="T36_14">complete</text:span><text:span text:style-name="T36_15"><text:s/></text:span><text:span text:style-name="T36_16">systems</text:span><text:span text:style-name="T36_17">),<text:s/></text:span><text:span text:style-name="T36_18">documentation</text:span></text:p>
      <text:list text:style-name="LS2" xml:id="list18" text:continue-list="list6">
        <text:list-item>
          <text:p text:style-name="P37"><text:span text:style-name="T37_1">Evaluate</text:span><text:span text:style-name="T37_2"><text:s/></text:span><text:span text:style-name="T37_3">and</text:span><text:span text:style-name="T37_4"><text:s/></text:span><text:span text:style-name="T37_5">compare</text:span><text:span text:style-name="T37_6"><text:s/></text:span><text:span text:style-name="T37_7">wireless</text:span><text:span text:style-name="T37_8"><text:s/></text:span><text:span text:style-name="T37_9">systems</text:span><text:span text:style-name="T37_10"><text:s/>(</text:span><text:span text:style-name="T37_11">nRF</text:span><text:span text:style-name="T37_12">,<text:s/></text:span><text:span text:style-name="T37_13">xbee</text:span><text:span text:style-name="T37_14">,<text:s/></text:span><text:span text:style-name="T37_15">bluetooth</text:span><text:span text:style-name="T37_16">)<text:s/></text:span><text:span text:style-name="T37_17">for</text:span><text:span text:style-name="T37_18"><text:s/></text:span><text:span text:style-name="T37_19">classroom</text:span><text:span text:style-name="T37_20"><text:s/></text:span><text:span text:style-name="T37_21">environment</text:span></text:p>
        </text:list-item>
        <text:list-item>
          <text:p text:style-name="P38"><text:span text:style-name="T38_1">Wirelessly</text:span><text:span text:style-name="T38_2"><text:s/></text:span><text:span text:style-name="T38_3">transmit</text:span><text:span text:style-name="T38_4"><text:s/></text:span><text:span text:style-name="T38_5">and</text:span><text:span text:style-name="T38_6"><text:s/></text:span><text:span text:style-name="T38_7">receive</text:span><text:span text:style-name="T38_8"><text:s/></text:span><text:span text:style-name="T38_9">motor</text:span><text:span text:style-name="T38_10"><text:s/></text:span><text:span text:style-name="T38_11">voltage</text:span><text:span text:style-name="T38_12"><text:s/></text:span><text:span text:style-name="T38_13">levels</text:span><text:span text:style-name="T38_14"><text:s/></text:span><text:span text:style-name="T38_15">and</text:span><text:span text:style-name="T38_16"><text:s/></text:span><text:span text:style-name="T38_17">distance</text:span><text:span text:style-name="T38_18"><text:s/></text:span><text:span text:style-name="T38_19">readings</text:span><text:span text:style-name="T38_20"><text:s/>(</text:span><text:span text:style-name="T38_21">interface</text:span><text:span text:style-name="T38_22"><text:s/></text:span><text:span text:style-name="T38_23">with</text:span><text:span text:style-name="T38_24"><text:s/></text:span><text:span text:style-name="T38_25">SOAR</text:span><text:span text:style-name="T38_26">)</text:span></text:p>
        </text:list-item>
        <text:list-item>
          <text:p text:style-name="P39"><text:span text:style-name="T39_1">Wireless</text:span><text:span text:style-name="T39_2"><text:s/></text:span><text:span text:style-name="T39_3">interface</text:span><text:span text:style-name="T39_4"><text:s/></text:span><text:span text:style-name="T39_5">for</text:span><text:span text:style-name="T39_6"><text:s/></text:span><text:span text:style-name="T39_7">light</text:span><text:span text:style-name="T39_8"><text:s/></text:span><text:span text:style-name="T39_9">tracking</text:span><text:span text:style-name="T39_10"><text:s/></text:span><text:span text:style-name="T39_11">head</text:span><text:span text:style-name="T39_12">-</text:span><text:span text:style-name="T39_13">and</text:span><text:span text:style-name="T39_14">-</text:span><text:span text:style-name="T39_15">robot</text:span><text:span text:style-name="T39_16"><text:s/></text:span><text:span text:style-name="T39_17">system</text:span></text:p>
        </text:list-item>
        <text:list-item>
          <text:p text:style-name="P40"><text:span text:style-name="T40_1">Assemble</text:span><text:span text:style-name="T40_2"><text:s/></text:span><text:span text:style-name="T40_3">two</text:span><text:span text:style-name="T40_4"><text:s/></text:span><text:span text:style-name="T40_5">complete</text:span><text:span text:style-name="T40_6"><text:s/></text:span><text:span text:style-name="T40_7">systems</text:span><text:span text:style-name="T40_8"><text:s/></text:span><text:span text:style-name="T40_9">and</text:span><text:span text:style-name="T40_10"><text:s/></text:span><text:span text:style-name="T40_11">document</text:span><text:span text:style-name="T40_12"><text:s/></text:span><text:span text:style-name="T40_13">system</text:span><text:span text:style-name="T40_14">.<text:s/></text:span><text:span text:style-name="T40_15">Release</text:span><text:span text:style-name="T40_16"><text:s/></text:span><text:span text:style-name="T40_17">source</text:span><text:span text:style-name="T40_18"><text:s/></text:span><text:span text:style-name="T40_19">files</text:span><text:span text:style-name="T40_20"><text:s/></text:span><text:span text:style-name="T40_21">under</text:span><text:span text:style-name="T40_22"><text:s/></text:span><text:span text:style-name="T40_23">the</text:span><text:span text:style-name="T40_24"><text:s/></text:span><text:span text:style-name="T40_25">TAPR</text:span><text:span text:style-name="T40_26"><text:s/></text:span><text:span text:style-name="T40_27">open</text:span><text:span text:style-name="T40_28"><text:s/></text:span><text:span text:style-name="T40_29">hardware</text:span><text:span text:style-name="T40_30"><text:s/></text:span><text:span text:style-name="T40_31">license</text:span><text:span text:style-name="T40_32"><text:s/>(</text:span><text:span text:style-name="T40_33"><text:a xlink:type="simple" xlink:href="http://www.tapr.org/OHL"><text:span text:style-name="T40_34">http</text:span></text:a></text:span><text:span text:style-name="T40_35"><text:a xlink:type="simple" xlink:href="http://www.tapr.org/OHL"><text:span text:style-name="T40_36">://</text:span></text:a></text:span><text:span text:style-name="T40_37"><text:a xlink:type="simple" xlink:href="http://www.tapr.org/OHL"><text:span text:style-name="T40_38">www</text:span></text:a></text:span><text:span text:style-name="T40_39"><text:a xlink:type="simple" xlink:href="http://www.tapr.org/OHL"><text:span text:style-name="T40_40">.</text:span></text:a></text:span><text:span text:style-name="T40_41"><text:a xlink:type="simple" xlink:href="http://www.tapr.org/OHL"><text:span text:style-name="T40_42">tapr</text:span></text:a></text:span><text:span text:style-name="T40_43"><text:a xlink:type="simple" xlink:href="http://www.tapr.org/OHL"><text:span text:style-name="T40_44">.</text:span></text:a></text:span><text:span text:style-name="T40_45"><text:a xlink:type="simple" xlink:href="http://www.tapr.org/OHL"><text:span text:style-name="T40_46">org</text:span></text:a></text:span><text:span text:style-name="T40_47"><text:a xlink:type="simple" xlink:href="http://www.tapr.org/OHL"><text:span text:style-name="T40_48">/</text:span></text:a></text:span><text:span text:style-name="T40_49"><text:a xlink:type="simple" xlink:href="http://www.tapr.org/OHL"><text:span text:style-name="T40_50">OHL</text:span></text:a></text:span><text:span text:style-name="T40_51">)<text:s/></text:span><text:span text:style-name="T40_52">to</text:span><text:span text:style-name="T40_53"><text:s/></text:span><text:span text:style-name="T40_54">github</text:span><text:span text:style-name="T40_55"><text:s/></text:span><text:span text:style-name="T40_56">or</text:span><text:span text:style-name="T40_57"><text:s/></text:span><text:span text:style-name="T40_58">other</text:span><text:span text:style-name="T40_59"><text:s/></text:span><text:span text:style-name="T40_60">suitable</text:span><text:span text:style-name="T40_61"><text:s/></text:span><text:span text:style-name="T40_62">repository</text:span><text:span text:style-name="T40_63">.</text:span></text:p>
        </text:list-item>
      </text:list>
      <text:p text:style-name="P41"/>
      <text:p text:style-name="P42"><text:span text:style-name="T42_1">Quote</text:span></text:p>
      <text:p text:style-name="P43"><text:span text:style-name="T43_1">[</text:span><text:span text:style-name="T43_2">REDACTED</text:span><text:span text:style-name="T43_3">]</text:span></text:p>
      <text:p text:style-name="P44"/>
      <text:p text:style-name="P45"><text:span text:style-name="T45_1">Additional</text:span><text:span text:style-name="T45_2"><text:s/></text:span><text:span text:style-name="T45_3">Details</text:span></text:p>
      <text:p text:style-name="P46"><text:span text:style-name="T46_1">[</text:span><text:span text:style-name="T46_2">REDACTED</text:span><text:span text:style-name="T46_3">]</text:span></text:p>
      <text:p text:style-name="P47"/>
      <text:p text:style-name="P48"><text:span text:style-name="T48_1">We</text:span><text:span text:style-name="T48_2"><text:s/></text:span><text:span text:style-name="T48_3">will</text:span><text:span text:style-name="T48_4"><text:s/></text:span><text:span text:style-name="T48_5">license</text:span><text:span text:style-name="T48_6"><text:s/></text:span><text:span text:style-name="T48_7">all</text:span><text:span text:style-name="T48_8"><text:s/></text:span><text:span text:style-name="T48_9">our</text:span><text:span text:style-name="T48_10"><text:s/></text:span><text:span text:style-name="T48_11">hardware</text:span><text:span text:style-name="T48_12"><text:s/></text:span><text:span text:style-name="T48_13">work</text:span><text:span text:style-name="T48_14"><text:s/></text:span><text:span text:style-name="T48_15">under</text:span><text:span text:style-name="T48_16"><text:s/></text:span><text:span text:style-name="T48_17">the</text:span><text:span text:style-name="T48_18"><text:s/></text:span><text:span text:style-name="T48_19">TAPR</text:span><text:span text:style-name="T48_20"><text:s/></text:span><text:span text:style-name="T48_21">open</text:span><text:span text:style-name="T48_22"><text:s/></text:span><text:span text:style-name="T48_23">hardware</text:span><text:span text:style-name="T48_24"><text:s/></text:span><text:span text:style-name="T48_25">license</text:span><text:span text:style-name="T48_26"><text:s/>(</text:span><text:span text:style-name="T48_27"><text:a xlink:type="simple" xlink:href="http://www.tapr.org/OHL"><text:span text:style-name="T48_28">http</text:span></text:a></text:span><text:span text:style-name="T48_29"><text:a xlink:type="simple" xlink:href="http://www.tapr.org/OHL"><text:span text:style-name="T48_30">://</text:span></text:a></text:span><text:span text:style-name="T48_31"><text:a xlink:type="simple" xlink:href="http://www.tapr.org/OHL"><text:span text:style-name="T48_32">www</text:span></text:a></text:span><text:span text:style-name="T48_33"><text:a xlink:type="simple" xlink:href="http://www.tapr.org/OHL"><text:span text:style-name="T48_34">.</text:span></text:a></text:span><text:span text:style-name="T48_35"><text:a xlink:type="simple" xlink:href="http://www.tapr.org/OHL"><text:span text:style-name="T48_36">tapr</text:span></text:a></text:span><text:span text:style-name="T48_37"><text:a xlink:type="simple" xlink:href="http://www.tapr.org/OHL"><text:span text:style-name="T48_38">.</text:span></text:a></text:span><text:span text:style-name="T48_39"><text:a xlink:type="simple" xlink:href="http://www.tapr.org/OHL"><text:span text:style-name="T48_40">org</text:span></text:a></text:span><text:span text:style-name="T48_41"><text:a xlink:type="simple" xlink:href="http://www.tapr.org/OHL"><text:span text:style-name="T48_42">/</text:span></text:a></text:span><text:span text:style-name="T48_43"><text:a xlink:type="simple" xlink:href="http://www.tapr.org/OHL"><text:span text:style-name="T48_44">OHL</text:span></text:a></text:span><text:span text:style-name="T48_45">)<text:s/></text:span><text:span text:style-name="T48_46">to</text:span><text:span text:style-name="T48_47"><text:s/></text:span><text:span text:style-name="T48_48">github</text:span><text:span text:style-name="T48_49"><text:s/></text:span><text:span text:style-name="T48_50">or</text:span><text:span text:style-name="T48_51"><text:s/></text:span><text:span text:style-name="T48_52">other</text:span><text:span text:style-name="T48_53"><text:s/></text:span><text:span text:style-name="T48_54">suitable</text:span><text:span text:style-name="T48_55"><text:s/></text:span><text:span text:style-name="T48_56">repository</text:span><text:span text:style-name="T48_57">,<text:s/></text:span><text:span text:style-name="T48_58">and</text:span><text:span text:style-name="T48_59"><text:s/></text:span><text:span text:style-name="T48_60">any</text:span><text:span text:style-name="T48_61"><text:s/></text:span><text:span text:style-name="T48_62">software</text:span><text:span text:style-name="T48_63"><text:s/></text:span><text:span text:style-name="T48_64">work</text:span><text:span text:style-name="T48_65"><text:s/></text:span><text:span text:style-name="T48_66">under</text:span><text:span text:style-name="T48_67"><text:s/></text:span><text:span text:style-name="T48_68">GPL</text:span><text:span text:style-name="T48_69">.</text:span></text:p>
      <text:p text:style-name="P49"/>
      <text:p text:style-name="P50"><text:span text:style-name="T50_1">[</text:span><text:span text:style-name="T50_2">REDACTED</text:span><text:span text:style-name="T50_3">]</text:span></text:p>
      <text:p text:style-name="P51"/>
      <text:p text:style-name="P52"><text:span text:style-name="T52_1">Materials</text:span><text:span text:style-name="T52_2"><text:s/></text:span><text:span text:style-name="T52_3">Budget</text:span></text:p>
      <text:p text:style-name="P53"><text:span text:style-name="T53_1">$1500</text:span></text:p>
      <text:p text:style-name="P54"><text:span text:style-name="T54_1">Roughly</text:span><text:span text:style-name="T54_2"><text:s/></text:span><text:span text:style-name="T54_3">broken</text:span><text:span text:style-name="T54_4"><text:s/></text:span><text:span text:style-name="T54_5">down</text:span><text:span text:style-name="T54_6"><text:s/></text:span><text:span text:style-name="T54_7">into</text:span><text:span text:style-name="T54_8">:<text:s/>$200<text:s/></text:span><text:span text:style-name="T54_9">express</text:span><text:span text:style-name="T54_10"><text:s/></text:span><text:span text:style-name="T54_11">shipping</text:span><text:span text:style-name="T54_12">,<text:s/>$600<text:s/></text:span><text:span text:style-name="T54_13">prototyping</text:span><text:span text:style-name="T54_14"><text:s/></text:span><text:span text:style-name="T54_15">one</text:span><text:span text:style-name="T54_16"><text:s/></text:span><text:span text:style-name="T54_17">robot</text:span><text:span text:style-name="T54_18"><text:s/></text:span><text:span text:style-name="T54_19">and</text:span><text:span text:style-name="T54_20"><text:s/></text:span><text:span text:style-name="T54_21">a</text:span><text:span text:style-name="T54_22"><text:s/></text:span><text:span text:style-name="T54_23">few</text:span><text:span text:style-name="T54_24"><text:s/></text:span><text:span text:style-name="T54_25">partial</text:span><text:span text:style-name="T54_26"><text:s/></text:span><text:span text:style-name="T54_27">ones</text:span><text:span text:style-name="T54_28">,<text:s/>$400<text:s/></text:span><text:span text:style-name="T54_29">building</text:span><text:span text:style-name="T54_30"><text:s/></text:span><text:span text:style-name="T54_31">two</text:span><text:span text:style-name="T54_32"><text:s/></text:span><text:span text:style-name="T54_33">robots</text:span><text:span text:style-name="T54_34">,<text:s/>$300<text:s/></text:span><text:span text:style-name="T54_35">equipment</text:span><text:span text:style-name="T54_36"><text:s/></text:span><text:span text:style-name="T54_37">and</text:span><text:span text:style-name="T54_38"><text:s/></text:span><text:span text:style-name="T54_39">consumables</text:span><text:span text:style-name="T54_40"><text:s/>(</text:span><text:span text:style-name="T54_41">wire</text:span><text:span text:style-name="T54_42"><text:s/></text:span><text:span text:style-name="T54_43">etc</text:span><text:span text:style-name="T54_44">.).</text:span></text:p>
      <text:p text:style-name="P55"/>
      <text:p text:style-name="P56"><text:span text:style-name="T56_1">Detailed</text:span><text:span text:style-name="T56_2"><text:s/></text:span><text:span text:style-name="T56_3">Prototyping</text:span><text:span text:style-name="T56_4"><text:s/></text:span><text:span text:style-name="T56_5">Budget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7"><text:span text:style-name="T57_1">Sensors</text:span></text:p>
          </table:table-cell>
          <table:table-cell table:style-name="Cell2">
            <text:p text:style-name="P58"/>
          </table:table-cell>
          <table:table-cell table:style-name="Cell3">
            <text:p text:style-name="P59"/>
          </table:table-cell>
          <table:table-cell table:style-name="Cell4">
            <text:p text:style-name="P60"><text:span text:style-name="T60_1">Quantity</text:span><text:span text:style-name="T60_2"><text:s/>1</text:span></text:p>
          </table:table-cell>
        </table:table-row>
        <table:table-row table:style-name="Row2">
          <table:table-cell table:style-name="Cell5">
            <text:p text:style-name="P61"><text:span text:style-name="T61_1">IR</text:span><text:span text:style-name="T61_2"><text:s/></text:span><text:span text:style-name="T61_3">sensor</text:span></text:p>
          </table:table-cell>
          <table:table-cell table:style-name="Cell6">
            <text:p text:style-name="P62"><text:span text:style-name="T62_1">Sharp</text:span><text:span text:style-name="T62_2"><text:s/></text:span><text:span text:style-name="T62_3">GP</text:span><text:span text:style-name="T62_4">2</text:span><text:span text:style-name="T62_5">Y</text:span><text:span text:style-name="T62_6">0</text:span><text:span text:style-name="T62_7">A</text:span><text:span text:style-name="T62_8">02</text:span><text:span text:style-name="T62_9">YK</text:span><text:span text:style-name="T62_10">0</text:span><text:span text:style-name="T62_11">F</text:span></text:p>
          </table:table-cell>
          <table:table-cell table:style-name="Cell7">
            <text:p text:style-name="P63"><text:span text:style-name="T63_1">https</text:span><text:span text:style-name="T63_2">://</text:span><text:span text:style-name="T63_3">www</text:span><text:span text:style-name="T63_4">.</text:span><text:span text:style-name="T63_5">sparkfun</text:span><text:span text:style-name="T63_6">.</text:span><text:span text:style-name="T63_7">com</text:span><text:span text:style-name="T63_8">/</text:span><text:span text:style-name="T63_9">products</text:span><text:span text:style-name="T63_10">/8958</text:span></text:p>
          </table:table-cell>
          <table:table-cell table:style-name="Cell8">
            <text:p text:style-name="P64"><text:span text:style-name="T64_1">14.95</text:span></text:p>
          </table:table-cell>
        </table:table-row>
        <table:table-row table:style-name="Row3">
          <table:table-cell table:style-name="Cell9">
            <text:p text:style-name="P65"><text:span text:style-name="T65_1">Short</text:span><text:span text:style-name="T65_2"><text:s/></text:span><text:span text:style-name="T65_3">Range</text:span><text:span text:style-name="T65_4"><text:s/></text:span><text:span text:style-name="T65_5">IR</text:span></text:p>
          </table:table-cell>
          <table:table-cell table:style-name="Cell10">
            <text:p text:style-name="P66"><text:span text:style-name="T66_1">Pololu</text:span><text:span text:style-name="T66_2"><text:s/>38</text:span><text:span text:style-name="T66_3">kHz</text:span><text:span text:style-name="T66_4"><text:s/></text:span><text:span text:style-name="T66_5">range</text:span><text:span text:style-name="T66_6"><text:s/></text:span><text:span text:style-name="T66_7">finder</text:span></text:p>
          </table:table-cell>
          <table:table-cell table:style-name="Cell11">
            <text:p text:style-name="P67"><text:span text:style-name="T67_1"><text:a xlink:type="simple" xlink:href="http://www.pololu.com/catalog/product/2460"><text:span text:style-name="T67_2">http</text:span></text:a></text:span><text:span text:style-name="T67_3"><text:a xlink:type="simple" xlink:href="http://www.pololu.com/catalog/product/2460"><text:span text:style-name="T67_4">://</text:span></text:a></text:span><text:span text:style-name="T67_5"><text:a xlink:type="simple" xlink:href="http://www.pololu.com/catalog/product/2460"><text:span text:style-name="T67_6">www</text:span></text:a></text:span><text:span text:style-name="T67_7"><text:a xlink:type="simple" xlink:href="http://www.pololu.com/catalog/product/2460"><text:span text:style-name="T67_8">.</text:span></text:a></text:span><text:span text:style-name="T67_9"><text:a xlink:type="simple" xlink:href="http://www.pololu.com/catalog/product/2460"><text:span text:style-name="T67_10">pololu</text:span></text:a></text:span><text:span text:style-name="T67_11"><text:a xlink:type="simple" xlink:href="http://www.pololu.com/catalog/product/2460"><text:span text:style-name="T67_12">.</text:span></text:a></text:span><text:span text:style-name="T67_13"><text:a xlink:type="simple" xlink:href="http://www.pololu.com/catalog/product/2460"><text:span text:style-name="T67_14">com</text:span></text:a></text:span><text:span text:style-name="T67_15"><text:a xlink:type="simple" xlink:href="http://www.pololu.com/catalog/product/2460"><text:span text:style-name="T67_16">/</text:span></text:a></text:span><text:span text:style-name="T67_17"><text:a xlink:type="simple" xlink:href="http://www.pololu.com/catalog/product/2460"><text:span text:style-name="T67_18">catalog</text:span></text:a></text:span><text:span text:style-name="T67_19"><text:a xlink:type="simple" xlink:href="http://www.pololu.com/catalog/product/2460"><text:span text:style-name="T67_20">/</text:span></text:a></text:span><text:span text:style-name="T67_21"><text:a xlink:type="simple" xlink:href="http://www.pololu.com/catalog/product/2460"><text:span text:style-name="T67_22">product</text:span></text:a></text:span><text:span text:style-name="T67_23"><text:a xlink:type="simple" xlink:href="http://www.pololu.com/catalog/product/2460"><text:span text:style-name="T67_24">/2460</text:span></text:a></text:span></text:p>
          </table:table-cell>
          <table:table-cell table:style-name="Cell12">
            <text:p text:style-name="P68"><text:span text:style-name="T68_1">5.95</text:span></text:p>
          </table:table-cell>
        </table:table-row>
        <table:table-row table:style-name="Row4">
          <table:table-cell table:style-name="Cell13">
            <text:p text:style-name="P69"><text:span text:style-name="T69_1">Sonar</text:span><text:span text:style-name="T69_2"><text:s/></text:span><text:span text:style-name="T69_3">Sensor</text:span></text:p>
          </table:table-cell>
          <table:table-cell table:style-name="Cell14">
            <text:p text:style-name="P70"><text:span text:style-name="T70_1">Maxbotix</text:span><text:span text:style-name="T70_2"><text:s/></text:span><text:span text:style-name="T70_3">LVEZ</text:span><text:span text:style-name="T70_4">1</text:span></text:p>
          </table:table-cell>
          <table:table-cell table:style-name="Cell15">
            <text:p text:style-name="P71"><text:span text:style-name="T71_1"><text:a xlink:type="simple" xlink:href="https://www.adafruit.com/products/172#Description"><text:span text:style-name="T71_2">https</text:span></text:a></text:span><text:span text:style-name="T71_3"><text:a xlink:type="simple" xlink:href="https://www.adafruit.com/products/172#Description"><text:span text:style-name="T71_4">://</text:span></text:a></text:span><text:span text:style-name="T71_5"><text:a xlink:type="simple" xlink:href="https://www.adafruit.com/products/172#Description"><text:span text:style-name="T71_6">www</text:span></text:a></text:span><text:span text:style-name="T71_7"><text:a xlink:type="simple" xlink:href="https://www.adafruit.com/products/172#Description"><text:span text:style-name="T71_8">.</text:span></text:a></text:span><text:span text:style-name="T71_9"><text:a xlink:type="simple" xlink:href="https://www.adafruit.com/products/172#Description"><text:span text:style-name="T71_10">adafruit</text:span></text:a></text:span><text:span text:style-name="T71_11"><text:a xlink:type="simple" xlink:href="https://www.adafruit.com/products/172#Description"><text:span text:style-name="T71_12">.</text:span></text:a></text:span><text:span text:style-name="T71_13"><text:a xlink:type="simple" xlink:href="https://www.adafruit.com/products/172#Description"><text:span text:style-name="T71_14">com</text:span></text:a></text:span><text:span text:style-name="T71_15"><text:a xlink:type="simple" xlink:href="https://www.adafruit.com/products/172#Description"><text:span text:style-name="T71_16">/</text:span></text:a></text:span><text:span text:style-name="T71_17"><text:a xlink:type="simple" xlink:href="https://www.adafruit.com/products/172#Description"><text:span text:style-name="T71_18">products</text:span></text:a></text:span><text:span text:style-name="T71_19"><text:a xlink:type="simple" xlink:href="https://www.adafruit.com/products/172#Description"><text:span text:style-name="T71_20">/172#</text:span></text:a></text:span><text:span text:style-name="T71_21"><text:a xlink:type="simple" xlink:href="https://www.adafruit.com/products/172#Description"><text:span text:style-name="T71_22">Description</text:span></text:a></text:span></text:p>
          </table:table-cell>
          <table:table-cell table:style-name="Cell16">
            <text:p text:style-name="P72"><text:span text:style-name="T72_1">24.95</text:span></text:p>
          </table:table-cell>
        </table:table-row>
        <table:table-row table:style-name="Row5">
          <table:table-cell table:style-name="Cell17">
            <text:p text:style-name="P73"><text:span text:style-name="T73_1">Odometry</text:span></text:p>
          </table:table-cell>
          <table:table-cell table:style-name="Cell18">
            <text:p text:style-name="P74"><text:span text:style-name="T74_1">EVE</text:span><text:span text:style-name="T74_2">-</text:span><text:span text:style-name="T74_3">GA</text:span><text:span text:style-name="T74_4">1</text:span><text:span text:style-name="T74_5">F</text:span><text:span text:style-name="T74_6">1724</text:span><text:span text:style-name="T74_7">B</text:span></text:p>
          </table:table-cell>
          <table:table-cell table:style-name="Cell19">
            <text:p text:style-name="P75"><text:span text:style-name="T75_1"><text:a xlink:type="simple" xlink:href="http://www.digikey.com/product-detail/en/EVE-GA1F1724B/P10859-ND/286883"><text:span text:style-name="T75_2">http</text:span></text:a></text:span><text:span text:style-name="T75_3"><text:a xlink:type="simple" xlink:href="http://www.digikey.com/product-detail/en/EVE-GA1F1724B/P10859-ND/286883"><text:span text:style-name="T75_4">://</text:span></text:a></text:span><text:span text:style-name="T75_5"><text:a xlink:type="simple" xlink:href="http://www.digikey.com/product-detail/en/EVE-GA1F1724B/P10859-ND/286883"><text:span text:style-name="T75_6">www</text:span></text:a></text:span><text:span text:style-name="T75_7"><text:a xlink:type="simple" xlink:href="http://www.digikey.com/product-detail/en/EVE-GA1F1724B/P10859-ND/286883"><text:span text:style-name="T75_8">.</text:span></text:a></text:span><text:span text:style-name="T75_9"><text:a xlink:type="simple" xlink:href="http://www.digikey.com/product-detail/en/EVE-GA1F1724B/P10859-ND/286883"><text:span text:style-name="T75_10">digikey</text:span></text:a></text:span><text:span text:style-name="T75_11"><text:a xlink:type="simple" xlink:href="http://www.digikey.com/product-detail/en/EVE-GA1F1724B/P10859-ND/286883"><text:span text:style-name="T75_12">.</text:span></text:a></text:span><text:span text:style-name="T75_13"><text:a xlink:type="simple" xlink:href="http://www.digikey.com/product-detail/en/EVE-GA1F1724B/P10859-ND/286883"><text:span text:style-name="T75_14">com</text:span></text:a></text:span><text:span text:style-name="T75_15"><text:a xlink:type="simple" xlink:href="http://www.digikey.com/product-detail/en/EVE-GA1F1724B/P10859-ND/286883"><text:span text:style-name="T75_16">/</text:span></text:a></text:span><text:span text:style-name="T75_17"><text:a xlink:type="simple" xlink:href="http://www.digikey.com/product-detail/en/EVE-GA1F1724B/P10859-ND/286883"><text:span text:style-name="T75_18">product</text:span></text:a></text:span><text:span text:style-name="T75_19"><text:a xlink:type="simple" xlink:href="http://www.digikey.com/product-detail/en/EVE-GA1F1724B/P10859-ND/286883"><text:span text:style-name="T75_20">-</text:span></text:a></text:span><text:span text:style-name="T75_21"><text:a xlink:type="simple" xlink:href="http://www.digikey.com/product-detail/en/EVE-GA1F1724B/P10859-ND/286883"><text:span text:style-name="T75_22">detail</text:span></text:a></text:span><text:span text:style-name="T75_23"><text:a xlink:type="simple" xlink:href="http://www.digikey.com/product-detail/en/EVE-GA1F1724B/P10859-ND/286883"><text:span text:style-name="T75_24">/</text:span></text:a></text:span><text:span text:style-name="T75_25"><text:a xlink:type="simple" xlink:href="http://www.digikey.com/product-detail/en/EVE-GA1F1724B/P10859-ND/286883"><text:span text:style-name="T75_26">en</text:span></text:a></text:span><text:span text:style-name="T75_27"><text:a xlink:type="simple" xlink:href="http://www.digikey.com/product-detail/en/EVE-GA1F1724B/P10859-ND/286883"><text:span text:style-name="T75_28">/</text:span></text:a></text:span><text:span text:style-name="T75_29"><text:a xlink:type="simple" xlink:href="http://www.digikey.com/product-detail/en/EVE-GA1F1724B/P10859-ND/286883"><text:span text:style-name="T75_30">EVE</text:span></text:a></text:span><text:span text:style-name="T75_31"><text:a xlink:type="simple" xlink:href="http://www.digikey.com/product-detail/en/EVE-GA1F1724B/P10859-ND/286883"><text:span text:style-name="T75_32">-</text:span></text:a></text:span><text:span text:style-name="T75_33"><text:a xlink:type="simple" xlink:href="http://www.digikey.com/product-detail/en/EVE-GA1F1724B/P10859-ND/286883"><text:span text:style-name="T75_34">GA</text:span></text:a></text:span><text:span text:style-name="T75_35"><text:a xlink:type="simple" xlink:href="http://www.digikey.com/product-detail/en/EVE-GA1F1724B/P10859-ND/286883"><text:span text:style-name="T75_36">1</text:span></text:a></text:span><text:span text:style-name="T75_37"><text:a xlink:type="simple" xlink:href="http://www.digikey.com/product-detail/en/EVE-GA1F1724B/P10859-ND/286883"><text:span text:style-name="T75_38">F</text:span></text:a></text:span><text:span text:style-name="T75_39"><text:a xlink:type="simple" xlink:href="http://www.digikey.com/product-detail/en/EVE-GA1F1724B/P10859-ND/286883"><text:span text:style-name="T75_40">1724</text:span></text:a></text:span><text:span text:style-name="T75_41"><text:a xlink:type="simple" xlink:href="http://www.digikey.com/product-detail/en/EVE-GA1F1724B/P10859-ND/286883"><text:span text:style-name="T75_42">B</text:span></text:a></text:span><text:span text:style-name="T75_43"><text:a xlink:type="simple" xlink:href="http://www.digikey.com/product-detail/en/EVE-GA1F1724B/P10859-ND/286883"><text:span text:style-name="T75_44">/</text:span></text:a></text:span><text:span text:style-name="T75_45"><text:a xlink:type="simple" xlink:href="http://www.digikey.com/product-detail/en/EVE-GA1F1724B/P10859-ND/286883"><text:span text:style-name="T75_46">P</text:span></text:a></text:span><text:span text:style-name="T75_47"><text:a xlink:type="simple" xlink:href="http://www.digikey.com/product-detail/en/EVE-GA1F1724B/P10859-ND/286883"><text:span text:style-name="T75_48">10859-</text:span></text:a></text:span><text:span text:style-name="T75_49"><text:a xlink:type="simple" xlink:href="http://www.digikey.com/product-detail/en/EVE-GA1F1724B/P10859-ND/286883"><text:span text:style-name="T75_50">ND</text:span></text:a></text:span><text:span text:style-name="T75_51"><text:a xlink:type="simple" xlink:href="http://www.digikey.com/product-detail/en/EVE-GA1F1724B/P10859-ND/286883"><text:span text:style-name="T75_52">/286883</text:span></text:a></text:span></text:p>
          </table:table-cell>
          <table:table-cell table:style-name="Cell20">
            <text:p text:style-name="P76"><text:span text:style-name="T76_1">0.64</text:span></text:p>
          </table:table-cell>
        </table:table-row>
        <table:table-row table:style-name="Row6">
          <table:table-cell table:style-name="Cell21">
            <text:p text:style-name="P77"/>
          </table:table-cell>
          <table:table-cell table:style-name="Cell22">
            <text:p text:style-name="P78"/>
          </table:table-cell>
          <table:table-cell table:style-name="Cell23">
            <text:p text:style-name="P79"/>
          </table:table-cell>
          <table:table-cell table:style-name="Cell24">
            <text:p text:style-name="P80"/>
          </table:table-cell>
        </table:table-row>
        <table:table-row table:style-name="Row7">
          <table:table-cell table:style-name="Cell25">
            <text:p text:style-name="P81"><text:span text:style-name="T81_1">Wireless</text:span></text:p>
          </table:table-cell>
          <table:table-cell table:style-name="Cell26">
            <text:p text:style-name="P82"/>
          </table:table-cell>
          <table:table-cell table:style-name="Cell27">
            <text:p text:style-name="P83"/>
          </table:table-cell>
          <table:table-cell table:style-name="Cell28">
            <text:p text:style-name="P84"/>
          </table:table-cell>
        </table:table-row>
        <table:table-row table:style-name="Row8">
          <table:table-cell table:style-name="Cell29">
            <text:p text:style-name="P85"><text:span text:style-name="T85_1">nRF</text:span><text:span text:style-name="T85_2"><text:s/></text:span><text:span text:style-name="T85_3">uC</text:span></text:p>
          </table:table-cell>
          <table:table-cell table:style-name="Cell30">
            <text:p text:style-name="P86"><text:span text:style-name="T86_1">nRF</text:span><text:span text:style-name="T86_2">24</text:span><text:span text:style-name="T86_3">L</text:span><text:span text:style-name="T86_4">01+<text:s/></text:span><text:span text:style-name="T86_5">breakout</text:span></text:p>
          </table:table-cell>
          <table:table-cell table:style-name="Cell31">
            <text:p text:style-name="P87"><text:span text:style-name="T87_1"><text:a xlink:type="simple" xlink:href="https://www.sparkfun.com/products/691"><text:span text:style-name="T87_2">https</text:span></text:a></text:span><text:span text:style-name="T87_3"><text:a xlink:type="simple" xlink:href="https://www.sparkfun.com/products/691"><text:span text:style-name="T87_4">://</text:span></text:a></text:span><text:span text:style-name="T87_5"><text:a xlink:type="simple" xlink:href="https://www.sparkfun.com/products/691"><text:span text:style-name="T87_6">www</text:span></text:a></text:span><text:span text:style-name="T87_7"><text:a xlink:type="simple" xlink:href="https://www.sparkfun.com/products/691"><text:span text:style-name="T87_8">.</text:span></text:a></text:span><text:span text:style-name="T87_9"><text:a xlink:type="simple" xlink:href="https://www.sparkfun.com/products/691"><text:span text:style-name="T87_10">sparkfun</text:span></text:a></text:span><text:span text:style-name="T87_11"><text:a xlink:type="simple" xlink:href="https://www.sparkfun.com/products/691"><text:span text:style-name="T87_12">.</text:span></text:a></text:span><text:span text:style-name="T87_13"><text:a xlink:type="simple" xlink:href="https://www.sparkfun.com/products/691"><text:span text:style-name="T87_14">com</text:span></text:a></text:span><text:span text:style-name="T87_15"><text:a xlink:type="simple" xlink:href="https://www.sparkfun.com/products/691"><text:span text:style-name="T87_16">/</text:span></text:a></text:span><text:span text:style-name="T87_17"><text:a xlink:type="simple" xlink:href="https://www.sparkfun.com/products/691"><text:span text:style-name="T87_18">products</text:span></text:a></text:span><text:span text:style-name="T87_19"><text:a xlink:type="simple" xlink:href="https://www.sparkfun.com/products/691"><text:span text:style-name="T87_20">/691</text:span></text:a></text:span></text:p>
          </table:table-cell>
          <table:table-cell table:style-name="Cell32">
            <text:p text:style-name="P88"><text:span text:style-name="T88_1">19.96</text:span></text:p>
          </table:table-cell>
        </table:table-row>
        <table:table-row table:style-name="Row9">
          <table:table-cell table:style-name="Cell33">
            <text:p text:style-name="P89"><text:span text:style-name="T89_1">nRF</text:span><text:span text:style-name="T89_2"><text:s/></text:span><text:span text:style-name="T89_3">USB</text:span></text:p>
          </table:table-cell>
          <table:table-cell table:style-name="Cell34">
            <text:p text:style-name="P90"><text:span text:style-name="T90_1">nRF</text:span><text:span text:style-name="T90_2">24</text:span><text:span text:style-name="T90_3">LU</text:span><text:span text:style-name="T90_4">1+<text:s/></text:span><text:span text:style-name="T90_5">breakout</text:span></text:p>
          </table:table-cell>
          <table:table-cell table:style-name="Cell35">
            <text:p text:style-name="P91"><text:span text:style-name="T91_1"><text:a xlink:type="simple" xlink:href="http://www.seeedstudio.com/depot/crazyradio-24ghz-nrf24lu1-usb-radio-dongle-with-antenna-bccr01a-p-1525.html"><text:span text:style-name="T91_2">http</text:span></text:a></text:span><text:span text:style-name="T91_3"><text:a xlink:type="simple" xlink:href="http://www.seeedstudio.com/depot/crazyradio-24ghz-nrf24lu1-usb-radio-dongle-with-antenna-bccr01a-p-1525.html"><text:span text:style-name="T91_4">://</text:span></text:a></text:span><text:span text:style-name="T91_5"><text:a xlink:type="simple" xlink:href="http://www.seeedstudio.com/depot/crazyradio-24ghz-nrf24lu1-usb-radio-dongle-with-antenna-bccr01a-p-1525.html"><text:span text:style-name="T91_6">www</text:span></text:a></text:span><text:span text:style-name="T91_7"><text:a xlink:type="simple" xlink:href="http://www.seeedstudio.com/depot/crazyradio-24ghz-nrf24lu1-usb-radio-dongle-with-antenna-bccr01a-p-1525.html"><text:span text:style-name="T91_8">.</text:span></text:a></text:span><text:span text:style-name="T91_9"><text:a xlink:type="simple" xlink:href="http://www.seeedstudio.com/depot/crazyradio-24ghz-nrf24lu1-usb-radio-dongle-with-antenna-bccr01a-p-1525.html"><text:span text:style-name="T91_10">seeedstudio</text:span></text:a></text:span><text:span text:style-name="T91_11"><text:a xlink:type="simple" xlink:href="http://www.seeedstudio.com/depot/crazyradio-24ghz-nrf24lu1-usb-radio-dongle-with-antenna-bccr01a-p-1525.html"><text:span text:style-name="T91_12">.</text:span></text:a></text:span><text:span text:style-name="T91_13"><text:a xlink:type="simple" xlink:href="http://www.seeedstudio.com/depot/crazyradio-24ghz-nrf24lu1-usb-radio-dongle-with-antenna-bccr01a-p-1525.html"><text:span text:style-name="T91_14">com</text:span></text:a></text:span><text:span text:style-name="T91_15"><text:a xlink:type="simple" xlink:href="http://www.seeedstudio.com/depot/crazyradio-24ghz-nrf24lu1-usb-radio-dongle-with-antenna-bccr01a-p-1525.html"><text:span text:style-name="T91_16">/</text:span></text:a></text:span><text:span text:style-name="T91_17"><text:a xlink:type="simple" xlink:href="http://www.seeedstudio.com/depot/crazyradio-24ghz-nrf24lu1-usb-radio-dongle-with-antenna-bccr01a-p-1525.html"><text:span text:style-name="T91_18">depot</text:span></text:a></text:span><text:span text:style-name="T91_19"><text:a xlink:type="simple" xlink:href="http://www.seeedstudio.com/depot/crazyradio-24ghz-nrf24lu1-usb-radio-dongle-with-antenna-bccr01a-p-1525.html"><text:span text:style-name="T91_20">/</text:span></text:a></text:span><text:span text:style-name="T91_21"><text:a xlink:type="simple" xlink:href="http://www.seeedstudio.com/depot/crazyradio-24ghz-nrf24lu1-usb-radio-dongle-with-antenna-bccr01a-p-1525.html"><text:span text:style-name="T91_22">crazyradio</text:span></text:a></text:span><text:span text:style-name="T91_23"><text:a xlink:type="simple" xlink:href="http://www.seeedstudio.com/depot/crazyradio-24ghz-nrf24lu1-usb-radio-dongle-with-antenna-bccr01a-p-1525.html"><text:span text:style-name="T91_24">-24</text:span></text:a></text:span><text:span text:style-name="T91_25"><text:a xlink:type="simple" xlink:href="http://www.seeedstudio.com/depot/crazyradio-24ghz-nrf24lu1-usb-radio-dongle-with-antenna-bccr01a-p-1525.html"><text:span text:style-name="T91_26">ghz</text:span></text:a></text:span><text:span text:style-name="T91_27"><text:a xlink:type="simple" xlink:href="http://www.seeedstudio.com/depot/crazyradio-24ghz-nrf24lu1-usb-radio-dongle-with-antenna-bccr01a-p-1525.html"><text:span text:style-name="T91_28">-</text:span></text:a></text:span><text:span text:style-name="T91_29"><text:a xlink:type="simple" xlink:href="http://www.seeedstudio.com/depot/crazyradio-24ghz-nrf24lu1-usb-radio-dongle-with-antenna-bccr01a-p-1525.html"><text:span text:style-name="T91_30">nrf</text:span></text:a></text:span><text:span text:style-name="T91_31"><text:a xlink:type="simple" xlink:href="http://www.seeedstudio.com/depot/crazyradio-24ghz-nrf24lu1-usb-radio-dongle-with-antenna-bccr01a-p-1525.html"><text:span text:style-name="T91_32">24</text:span></text:a></text:span><text:span text:style-name="T91_33"><text:a xlink:type="simple" xlink:href="http://www.seeedstudio.com/depot/crazyradio-24ghz-nrf24lu1-usb-radio-dongle-with-antenna-bccr01a-p-1525.html"><text:span text:style-name="T91_34">lu</text:span></text:a></text:span><text:span text:style-name="T91_35"><text:a xlink:type="simple" xlink:href="http://www.seeedstudio.com/depot/crazyradio-24ghz-nrf24lu1-usb-radio-dongle-with-antenna-bccr01a-p-1525.html"><text:span text:style-name="T91_36">1-</text:span></text:a></text:span><text:span text:style-name="T91_37"><text:a xlink:type="simple" xlink:href="http://www.seeedstudio.com/depot/crazyradio-24ghz-nrf24lu1-usb-radio-dongle-with-antenna-bccr01a-p-1525.html"><text:span text:style-name="T91_38">usb</text:span></text:a></text:span><text:span text:style-name="T91_39"><text:a xlink:type="simple" xlink:href="http://www.seeedstudio.com/depot/crazyradio-24ghz-nrf24lu1-usb-radio-dongle-with-antenna-bccr01a-p-1525.html"><text:span text:style-name="T91_40">-</text:span></text:a></text:span><text:span text:style-name="T91_41"><text:a xlink:type="simple" xlink:href="http://www.seeedstudio.com/depot/crazyradio-24ghz-nrf24lu1-usb-radio-dongle-with-antenna-bccr01a-p-1525.html"><text:span text:style-name="T91_42">radio</text:span></text:a></text:span><text:span text:style-name="T91_43"><text:a xlink:type="simple" xlink:href="http://www.seeedstudio.com/depot/crazyradio-24ghz-nrf24lu1-usb-radio-dongle-with-antenna-bccr01a-p-1525.html"><text:span text:style-name="T91_44">-</text:span></text:a></text:span><text:span text:style-name="T91_45"><text:a xlink:type="simple" xlink:href="http://www.seeedstudio.com/depot/crazyradio-24ghz-nrf24lu1-usb-radio-dongle-with-antenna-bccr01a-p-1525.html"><text:span text:style-name="T91_46">dongle</text:span></text:a></text:span><text:span text:style-name="T91_47"><text:a xlink:type="simple" xlink:href="http://www.seeedstudio.com/depot/crazyradio-24ghz-nrf24lu1-usb-radio-dongle-with-antenna-bccr01a-p-1525.html"><text:span text:style-name="T91_48">-</text:span></text:a></text:span><text:span text:style-name="T91_49"><text:a xlink:type="simple" xlink:href="http://www.seeedstudio.com/depot/crazyradio-24ghz-nrf24lu1-usb-radio-dongle-with-antenna-bccr01a-p-1525.html"><text:span text:style-name="T91_50">with</text:span></text:a></text:span><text:span text:style-name="T91_51"><text:a xlink:type="simple" xlink:href="http://www.seeedstudio.com/depot/crazyradio-24ghz-nrf24lu1-usb-radio-dongle-with-antenna-bccr01a-p-1525.html"><text:span text:style-name="T91_52">-</text:span></text:a></text:span><text:span text:style-name="T91_53"><text:a xlink:type="simple" xlink:href="http://www.seeedstudio.com/depot/crazyradio-24ghz-nrf24lu1-usb-radio-dongle-with-antenna-bccr01a-p-1525.html"><text:span text:style-name="T91_54">antenna</text:span></text:a></text:span><text:span text:style-name="T91_55"><text:a xlink:type="simple" xlink:href="http://www.seeedstudio.com/depot/crazyradio-24ghz-nrf24lu1-usb-radio-dongle-with-antenna-bccr01a-p-1525.html"><text:span text:style-name="T91_56">-</text:span></text:a></text:span><text:span text:style-name="T91_57"><text:a xlink:type="simple" xlink:href="http://www.seeedstudio.com/depot/crazyradio-24ghz-nrf24lu1-usb-radio-dongle-with-antenna-bccr01a-p-1525.html"><text:span text:style-name="T91_58">bccr</text:span></text:a></text:span><text:span text:style-name="T91_59"><text:a xlink:type="simple" xlink:href="http://www.seeedstudio.com/depot/crazyradio-24ghz-nrf24lu1-usb-radio-dongle-with-antenna-bccr01a-p-1525.html"><text:span text:style-name="T91_60">01</text:span></text:a></text:span><text:span text:style-name="T91_61"><text:a xlink:type="simple" xlink:href="http://www.seeedstudio.com/depot/crazyradio-24ghz-nrf24lu1-usb-radio-dongle-with-antenna-bccr01a-p-1525.html"><text:span text:style-name="T91_62">a</text:span></text:a></text:span><text:span text:style-name="T91_63"><text:a xlink:type="simple" xlink:href="http://www.seeedstudio.com/depot/crazyradio-24ghz-nrf24lu1-usb-radio-dongle-with-antenna-bccr01a-p-1525.html"><text:span text:style-name="T91_64">-</text:span></text:a></text:span><text:span text:style-name="T91_65"><text:a xlink:type="simple" xlink:href="http://www.seeedstudio.com/depot/crazyradio-24ghz-nrf24lu1-usb-radio-dongle-with-antenna-bccr01a-p-1525.html"><text:span text:style-name="T91_66">p</text:span></text:a></text:span><text:span text:style-name="T91_67"><text:a xlink:type="simple" xlink:href="http://www.seeedstudio.com/depot/crazyradio-24ghz-nrf24lu1-usb-radio-dongle-with-antenna-bccr01a-p-1525.html"><text:span text:style-name="T91_68">-1525.</text:span></text:a></text:span><text:span text:style-name="T91_69"><text:a xlink:type="simple" xlink:href="http://www.seeedstudio.com/depot/crazyradio-24ghz-nrf24lu1-usb-radio-dongle-with-antenna-bccr01a-p-1525.html"><text:span text:style-name="T91_70">html</text:span></text:a></text:span></text:p>
          </table:table-cell>
          <table:table-cell table:style-name="Cell36">
            <text:p text:style-name="P92"><text:span text:style-name="T92_1">33</text:span></text:p>
          </table:table-cell>
        </table:table-row>
        <table:table-row table:style-name="Row10">
          <table:table-cell table:style-name="Cell37">
            <text:p text:style-name="P93"><text:span text:style-name="T93_1">Xbee</text:span><text:span text:style-name="T93_2"><text:s/></text:span><text:span text:style-name="T93_3">uC</text:span></text:p>
          </table:table-cell>
          <table:table-cell table:style-name="Cell38">
            <text:p text:style-name="P94"><text:span text:style-name="T94_1">XB</text:span><text:span text:style-name="T94_2">24-</text:span><text:span text:style-name="T94_3">Z</text:span><text:span text:style-name="T94_4">7</text:span><text:span text:style-name="T94_5">WIT</text:span><text:span text:style-name="T94_6">-004</text:span></text:p>
          </table:table-cell>
          <table:table-cell table:style-name="Cell39">
            <text:p text:style-name="P95"><text:span text:style-name="T95_1"><text:a xlink:type="simple" xlink:href="http://www.digikey.com/product-detail/en/XB24-Z7WIT-004/602-1098-ND/1942304"><text:span text:style-name="T95_2">http</text:span></text:a></text:span><text:span text:style-name="T95_3"><text:a xlink:type="simple" xlink:href="http://www.digikey.com/product-detail/en/XB24-Z7WIT-004/602-1098-ND/1942304"><text:span text:style-name="T95_4">://</text:span></text:a></text:span><text:span text:style-name="T95_5"><text:a xlink:type="simple" xlink:href="http://www.digikey.com/product-detail/en/XB24-Z7WIT-004/602-1098-ND/1942304"><text:span text:style-name="T95_6">www</text:span></text:a></text:span><text:span text:style-name="T95_7"><text:a xlink:type="simple" xlink:href="http://www.digikey.com/product-detail/en/XB24-Z7WIT-004/602-1098-ND/1942304"><text:span text:style-name="T95_8">.</text:span></text:a></text:span><text:span text:style-name="T95_9"><text:a xlink:type="simple" xlink:href="http://www.digikey.com/product-detail/en/XB24-Z7WIT-004/602-1098-ND/1942304"><text:span text:style-name="T95_10">digikey</text:span></text:a></text:span><text:span text:style-name="T95_11"><text:a xlink:type="simple" xlink:href="http://www.digikey.com/product-detail/en/XB24-Z7WIT-004/602-1098-ND/1942304"><text:span text:style-name="T95_12">.</text:span></text:a></text:span><text:span text:style-name="T95_13"><text:a xlink:type="simple" xlink:href="http://www.digikey.com/product-detail/en/XB24-Z7WIT-004/602-1098-ND/1942304"><text:span text:style-name="T95_14">com</text:span></text:a></text:span><text:span text:style-name="T95_15"><text:a xlink:type="simple" xlink:href="http://www.digikey.com/product-detail/en/XB24-Z7WIT-004/602-1098-ND/1942304"><text:span text:style-name="T95_16">/</text:span></text:a></text:span><text:span text:style-name="T95_17"><text:a xlink:type="simple" xlink:href="http://www.digikey.com/product-detail/en/XB24-Z7WIT-004/602-1098-ND/1942304"><text:span text:style-name="T95_18">product</text:span></text:a></text:span><text:span text:style-name="T95_19"><text:a xlink:type="simple" xlink:href="http://www.digikey.com/product-detail/en/XB24-Z7WIT-004/602-1098-ND/1942304"><text:span text:style-name="T95_20">-</text:span></text:a></text:span><text:span text:style-name="T95_21"><text:a xlink:type="simple" xlink:href="http://www.digikey.com/product-detail/en/XB24-Z7WIT-004/602-1098-ND/1942304"><text:span text:style-name="T95_22">detail</text:span></text:a></text:span><text:span text:style-name="T95_23"><text:a xlink:type="simple" xlink:href="http://www.digikey.com/product-detail/en/XB24-Z7WIT-004/602-1098-ND/1942304"><text:span text:style-name="T95_24">/</text:span></text:a></text:span><text:span text:style-name="T95_25"><text:a xlink:type="simple" xlink:href="http://www.digikey.com/product-detail/en/XB24-Z7WIT-004/602-1098-ND/1942304"><text:span text:style-name="T95_26">en</text:span></text:a></text:span><text:span text:style-name="T95_27"><text:a xlink:type="simple" xlink:href="http://www.digikey.com/product-detail/en/XB24-Z7WIT-004/602-1098-ND/1942304"><text:span text:style-name="T95_28">/</text:span></text:a></text:span><text:span text:style-name="T95_29"><text:a xlink:type="simple" xlink:href="http://www.digikey.com/product-detail/en/XB24-Z7WIT-004/602-1098-ND/1942304"><text:span text:style-name="T95_30">XB</text:span></text:a></text:span><text:span text:style-name="T95_31"><text:a xlink:type="simple" xlink:href="http://www.digikey.com/product-detail/en/XB24-Z7WIT-004/602-1098-ND/1942304"><text:span text:style-name="T95_32">24-</text:span></text:a></text:span><text:span text:style-name="T95_33"><text:a xlink:type="simple" xlink:href="http://www.digikey.com/product-detail/en/XB24-Z7WIT-004/602-1098-ND/1942304"><text:span text:style-name="T95_34">Z</text:span></text:a></text:span><text:span text:style-name="T95_35"><text:a xlink:type="simple" xlink:href="http://www.digikey.com/product-detail/en/XB24-Z7WIT-004/602-1098-ND/1942304"><text:span text:style-name="T95_36">7</text:span></text:a></text:span><text:span text:style-name="T95_37"><text:a xlink:type="simple" xlink:href="http://www.digikey.com/product-detail/en/XB24-Z7WIT-004/602-1098-ND/1942304"><text:span text:style-name="T95_38">WIT</text:span></text:a></text:span><text:span text:style-name="T95_39"><text:a xlink:type="simple" xlink:href="http://www.digikey.com/product-detail/en/XB24-Z7WIT-004/602-1098-ND/1942304"><text:span text:style-name="T95_40">-004/602-1098-</text:span></text:a></text:span><text:span text:style-name="T95_41"><text:a xlink:type="simple" xlink:href="http://www.digikey.com/product-detail/en/XB24-Z7WIT-004/602-1098-ND/1942304"><text:span text:style-name="T95_42">ND</text:span></text:a></text:span><text:span text:style-name="T95_43"><text:a xlink:type="simple" xlink:href="http://www.digikey.com/product-detail/en/XB24-Z7WIT-004/602-1098-ND/1942304"><text:span text:style-name="T95_44">/1942304</text:span></text:a></text:span></text:p>
          </table:table-cell>
          <table:table-cell table:style-name="Cell40">
            <text:p text:style-name="P96"><text:span text:style-name="T96_1">17</text:span></text:p>
          </table:table-cell>
        </table:table-row>
        <table:table-row table:style-name="Row11">
          <table:table-cell table:style-name="Cell41">
            <text:p text:style-name="P97"><text:span text:style-name="T97_1">Xbee</text:span><text:span text:style-name="T97_2"><text:s/></text:span><text:span text:style-name="T97_3">USB</text:span></text:p>
          </table:table-cell>
          <table:table-cell table:style-name="Cell42">
            <text:p text:style-name="P98"><text:span text:style-name="T98_1">XBee</text:span><text:span text:style-name="T98_2"><text:s/></text:span><text:span text:style-name="T98_3">Explorer</text:span><text:span text:style-name="T98_4"><text:s/></text:span><text:span text:style-name="T98_5">USB</text:span><text:span text:style-name="T98_6"><text:s/>+<text:s/></text:span><text:span text:style-name="T98_7">XBee</text:span></text:p>
          </table:table-cell>
          <table:table-cell table:style-name="Cell43">
            <text:p text:style-name="P99"><text:span text:style-name="T99_1"><text:a xlink:type="simple" xlink:href="https://www.sparkfun.com/products/8687"><text:span text:style-name="T99_2">https</text:span></text:a></text:span><text:span text:style-name="T99_3"><text:a xlink:type="simple" xlink:href="https://www.sparkfun.com/products/8687"><text:span text:style-name="T99_4">://</text:span></text:a></text:span><text:span text:style-name="T99_5"><text:a xlink:type="simple" xlink:href="https://www.sparkfun.com/products/8687"><text:span text:style-name="T99_6">www</text:span></text:a></text:span><text:span text:style-name="T99_7"><text:a xlink:type="simple" xlink:href="https://www.sparkfun.com/products/8687"><text:span text:style-name="T99_8">.</text:span></text:a></text:span><text:span text:style-name="T99_9"><text:a xlink:type="simple" xlink:href="https://www.sparkfun.com/products/8687"><text:span text:style-name="T99_10">sparkfun</text:span></text:a></text:span><text:span text:style-name="T99_11"><text:a xlink:type="simple" xlink:href="https://www.sparkfun.com/products/8687"><text:span text:style-name="T99_12">.</text:span></text:a></text:span><text:span text:style-name="T99_13"><text:a xlink:type="simple" xlink:href="https://www.sparkfun.com/products/8687"><text:span text:style-name="T99_14">com</text:span></text:a></text:span><text:span text:style-name="T99_15"><text:a xlink:type="simple" xlink:href="https://www.sparkfun.com/products/8687"><text:span text:style-name="T99_16">/</text:span></text:a></text:span><text:span text:style-name="T99_17"><text:a xlink:type="simple" xlink:href="https://www.sparkfun.com/products/8687"><text:span text:style-name="T99_18">products</text:span></text:a></text:span><text:span text:style-name="T99_19"><text:a xlink:type="simple" xlink:href="https://www.sparkfun.com/products/8687"><text:span text:style-name="T99_20">/8687</text:span></text:a></text:span></text:p>
          </table:table-cell>
          <table:table-cell table:style-name="Cell44">
            <text:p text:style-name="P100"><text:span text:style-name="T100_1">41.95</text:span></text:p>
          </table:table-cell>
        </table:table-row>
        <table:table-row table:style-name="Row12">
          <table:table-cell table:style-name="Cell45">
            <text:p text:style-name="P101"><text:span text:style-name="T101_1">Bluetooth</text:span><text:span text:style-name="T101_2"><text:s/></text:span><text:span text:style-name="T101_3">uC</text:span></text:p>
          </table:table-cell>
          <table:table-cell table:style-name="Cell46">
            <text:p text:style-name="P102"><text:span text:style-name="T102_1">BlueSMiRF</text:span><text:span text:style-name="T102_2"><text:s/></text:span><text:span text:style-name="T102_3">Silver</text:span></text:p>
          </table:table-cell>
          <table:table-cell table:style-name="Cell47">
            <text:p text:style-name="P103"><text:span text:style-name="T103_1"><text:a xlink:type="simple" xlink:href="https://www.sparkfun.com/products/10269"><text:span text:style-name="T103_2">https</text:span></text:a></text:span><text:span text:style-name="T103_3"><text:a xlink:type="simple" xlink:href="https://www.sparkfun.com/products/10269"><text:span text:style-name="T103_4">://</text:span></text:a></text:span><text:span text:style-name="T103_5"><text:a xlink:type="simple" xlink:href="https://www.sparkfun.com/products/10269"><text:span text:style-name="T103_6">www</text:span></text:a></text:span><text:span text:style-name="T103_7"><text:a xlink:type="simple" xlink:href="https://www.sparkfun.com/products/10269"><text:span text:style-name="T103_8">.</text:span></text:a></text:span><text:span text:style-name="T103_9"><text:a xlink:type="simple" xlink:href="https://www.sparkfun.com/products/10269"><text:span text:style-name="T103_10">sparkfun</text:span></text:a></text:span><text:span text:style-name="T103_11"><text:a xlink:type="simple" xlink:href="https://www.sparkfun.com/products/10269"><text:span text:style-name="T103_12">.</text:span></text:a></text:span><text:span text:style-name="T103_13"><text:a xlink:type="simple" xlink:href="https://www.sparkfun.com/products/10269"><text:span text:style-name="T103_14">com</text:span></text:a></text:span><text:span text:style-name="T103_15"><text:a xlink:type="simple" xlink:href="https://www.sparkfun.com/products/10269"><text:span text:style-name="T103_16">/</text:span></text:a></text:span><text:span text:style-name="T103_17"><text:a xlink:type="simple" xlink:href="https://www.sparkfun.com/products/10269"><text:span text:style-name="T103_18">products</text:span></text:a></text:span><text:span text:style-name="T103_19"><text:a xlink:type="simple" xlink:href="https://www.sparkfun.com/products/10269"><text:span text:style-name="T103_20">/10269</text:span></text:a></text:span></text:p>
          </table:table-cell>
          <table:table-cell table:style-name="Cell48">
            <text:p text:style-name="P104"><text:span text:style-name="T104_1">39.95</text:span></text:p>
          </table:table-cell>
        </table:table-row>
        <table:table-row table:style-name="Row13">
          <table:table-cell table:style-name="Cell49">
            <text:p text:style-name="P105"><text:span text:style-name="T105_1">Bluetooth</text:span><text:span text:style-name="T105_2"><text:s/></text:span><text:span text:style-name="T105_3">USB</text:span></text:p>
          </table:table-cell>
          <table:table-cell table:style-name="Cell50">
            <text:p text:style-name="P106"><text:span text:style-name="T106_1">Bluetooth</text:span><text:span text:style-name="T106_2"><text:s/></text:span><text:span text:style-name="T106_3">USB</text:span><text:span text:style-name="T106_4"><text:s/>2.0<text:s/></text:span><text:span text:style-name="T106_5">Micro</text:span><text:span text:style-name="T106_6"><text:s/></text:span><text:span text:style-name="T106_7">Adapter</text:span><text:span text:style-name="T106_8"><text:s/></text:span><text:span text:style-name="T106_9">Dongle</text:span></text:p>
          </table:table-cell>
          <table:table-cell table:style-name="Cell51">
            <text:p text:style-name="P107"><text:span text:style-name="T107_1"><text:a xlink:type="simple" xlink:href="http://www.amazon.com/Bluetooth-USB-Micro-Adapter-Dongle/dp/B001EBE1LI/ref=pd_sxp_f_pt"><text:span text:style-name="T107_2">http</text:span></text:a></text:span><text:span text:style-name="T107_3"><text:a xlink:type="simple" xlink:href="http://www.amazon.com/Bluetooth-USB-Micro-Adapter-Dongle/dp/B001EBE1LI/ref=pd_sxp_f_pt"><text:span text:style-name="T107_4">://</text:span></text:a></text:span><text:span text:style-name="T107_5"><text:a xlink:type="simple" xlink:href="http://www.amazon.com/Bluetooth-USB-Micro-Adapter-Dongle/dp/B001EBE1LI/ref=pd_sxp_f_pt"><text:span text:style-name="T107_6">www</text:span></text:a></text:span><text:span text:style-name="T107_7"><text:a xlink:type="simple" xlink:href="http://www.amazon.com/Bluetooth-USB-Micro-Adapter-Dongle/dp/B001EBE1LI/ref=pd_sxp_f_pt"><text:span text:style-name="T107_8">.</text:span></text:a></text:span><text:span text:style-name="T107_9"><text:a xlink:type="simple" xlink:href="http://www.amazon.com/Bluetooth-USB-Micro-Adapter-Dongle/dp/B001EBE1LI/ref=pd_sxp_f_pt"><text:span text:style-name="T107_10">amazon</text:span></text:a></text:span><text:span text:style-name="T107_11"><text:a xlink:type="simple" xlink:href="http://www.amazon.com/Bluetooth-USB-Micro-Adapter-Dongle/dp/B001EBE1LI/ref=pd_sxp_f_pt"><text:span text:style-name="T107_12">.</text:span></text:a></text:span><text:span text:style-name="T107_13"><text:a xlink:type="simple" xlink:href="http://www.amazon.com/Bluetooth-USB-Micro-Adapter-Dongle/dp/B001EBE1LI/ref=pd_sxp_f_pt"><text:span text:style-name="T107_14">com</text:span></text:a></text:span><text:span text:style-name="T107_15"><text:a xlink:type="simple" xlink:href="http://www.amazon.com/Bluetooth-USB-Micro-Adapter-Dongle/dp/B001EBE1LI/ref=pd_sxp_f_pt"><text:span text:style-name="T107_16">/</text:span></text:a></text:span><text:span text:style-name="T107_17"><text:a xlink:type="simple" xlink:href="http://www.amazon.com/Bluetooth-USB-Micro-Adapter-Dongle/dp/B001EBE1LI/ref=pd_sxp_f_pt"><text:span text:style-name="T107_18">Bluetooth</text:span></text:a></text:span><text:span text:style-name="T107_19"><text:a xlink:type="simple" xlink:href="http://www.amazon.com/Bluetooth-USB-Micro-Adapter-Dongle/dp/B001EBE1LI/ref=pd_sxp_f_pt"><text:span text:style-name="T107_20">-</text:span></text:a></text:span><text:span text:style-name="T107_21"><text:a xlink:type="simple" xlink:href="http://www.amazon.com/Bluetooth-USB-Micro-Adapter-Dongle/dp/B001EBE1LI/ref=pd_sxp_f_pt"><text:span text:style-name="T107_22">USB</text:span></text:a></text:span><text:span text:style-name="T107_23"><text:a xlink:type="simple" xlink:href="http://www.amazon.com/Bluetooth-USB-Micro-Adapter-Dongle/dp/B001EBE1LI/ref=pd_sxp_f_pt"><text:span text:style-name="T107_24">-</text:span></text:a></text:span><text:span text:style-name="T107_25"><text:a xlink:type="simple" xlink:href="http://www.amazon.com/Bluetooth-USB-Micro-Adapter-Dongle/dp/B001EBE1LI/ref=pd_sxp_f_pt"><text:span text:style-name="T107_26">Micro</text:span></text:a></text:span><text:span text:style-name="T107_27"><text:a xlink:type="simple" xlink:href="http://www.amazon.com/Bluetooth-USB-Micro-Adapter-Dongle/dp/B001EBE1LI/ref=pd_sxp_f_pt"><text:span text:style-name="T107_28">-</text:span></text:a></text:span><text:span text:style-name="T107_29"><text:a xlink:type="simple" xlink:href="http://www.amazon.com/Bluetooth-USB-Micro-Adapter-Dongle/dp/B001EBE1LI/ref=pd_sxp_f_pt"><text:span text:style-name="T107_30">Adapter</text:span></text:a></text:span><text:span text:style-name="T107_31"><text:a xlink:type="simple" xlink:href="http://www.amazon.com/Bluetooth-USB-Micro-Adapter-Dongle/dp/B001EBE1LI/ref=pd_sxp_f_pt"><text:span text:style-name="T107_32">-</text:span></text:a></text:span><text:span text:style-name="T107_33"><text:a xlink:type="simple" xlink:href="http://www.amazon.com/Bluetooth-USB-Micro-Adapter-Dongle/dp/B001EBE1LI/ref=pd_sxp_f_pt"><text:span text:style-name="T107_34">Dongle</text:span></text:a></text:span><text:span text:style-name="T107_35"><text:a xlink:type="simple" xlink:href="http://www.amazon.com/Bluetooth-USB-Micro-Adapter-Dongle/dp/B001EBE1LI/ref=pd_sxp_f_pt"><text:span text:style-name="T107_36">/</text:span></text:a></text:span><text:span text:style-name="T107_37"><text:a xlink:type="simple" xlink:href="http://www.amazon.com/Bluetooth-USB-Micro-Adapter-Dongle/dp/B001EBE1LI/ref=pd_sxp_f_pt"><text:span text:style-name="T107_38">dp</text:span></text:a></text:span><text:span text:style-name="T107_39"><text:a xlink:type="simple" xlink:href="http://www.amazon.com/Bluetooth-USB-Micro-Adapter-Dongle/dp/B001EBE1LI/ref=pd_sxp_f_pt"><text:span text:style-name="T107_40">/</text:span></text:a></text:span><text:span text:style-name="T107_41"><text:a xlink:type="simple" xlink:href="http://www.amazon.com/Bluetooth-USB-Micro-Adapter-Dongle/dp/B001EBE1LI/ref=pd_sxp_f_pt"><text:span text:style-name="T107_42">B</text:span></text:a></text:span><text:span text:style-name="T107_43"><text:a xlink:type="simple" xlink:href="http://www.amazon.com/Bluetooth-USB-Micro-Adapter-Dongle/dp/B001EBE1LI/ref=pd_sxp_f_pt"><text:span text:style-name="T107_44">001</text:span></text:a></text:span><text:span text:style-name="T107_45"><text:a xlink:type="simple" xlink:href="http://www.amazon.com/Bluetooth-USB-Micro-Adapter-Dongle/dp/B001EBE1LI/ref=pd_sxp_f_pt"><text:span text:style-name="T107_46">EBE</text:span></text:a></text:span><text:span text:style-name="T107_47"><text:a xlink:type="simple" xlink:href="http://www.amazon.com/Bluetooth-USB-Micro-Adapter-Dongle/dp/B001EBE1LI/ref=pd_sxp_f_pt"><text:span text:style-name="T107_48">1</text:span></text:a></text:span><text:span text:style-name="T107_49"><text:a xlink:type="simple" xlink:href="http://www.amazon.com/Bluetooth-USB-Micro-Adapter-Dongle/dp/B001EBE1LI/ref=pd_sxp_f_pt"><text:span text:style-name="T107_50">LI</text:span></text:a></text:span><text:span text:style-name="T107_51"><text:a xlink:type="simple" xlink:href="http://www.amazon.com/Bluetooth-USB-Micro-Adapter-Dongle/dp/B001EBE1LI/ref=pd_sxp_f_pt"><text:span text:style-name="T107_52">/</text:span></text:a></text:span><text:span text:style-name="T107_53"><text:a xlink:type="simple" xlink:href="http://www.amazon.com/Bluetooth-USB-Micro-Adapter-Dongle/dp/B001EBE1LI/ref=pd_sxp_f_pt"><text:span text:style-name="T107_54">ref</text:span></text:a></text:span><text:span text:style-name="T107_55"><text:a xlink:type="simple" xlink:href="http://www.amazon.com/Bluetooth-USB-Micro-Adapter-Dongle/dp/B001EBE1LI/ref=pd_sxp_f_pt"><text:span text:style-name="T107_56">=</text:span></text:a></text:span><text:span text:style-name="T107_57"><text:a xlink:type="simple" xlink:href="http://www.amazon.com/Bluetooth-USB-Micro-Adapter-Dongle/dp/B001EBE1LI/ref=pd_sxp_f_pt"><text:span text:style-name="T107_58">pd</text:span></text:a></text:span><text:span text:style-name="T107_59"><text:a xlink:type="simple" xlink:href="http://www.amazon.com/Bluetooth-USB-Micro-Adapter-Dongle/dp/B001EBE1LI/ref=pd_sxp_f_pt"><text:span text:style-name="T107_60">_</text:span></text:a></text:span><text:span text:style-name="T107_61"><text:a xlink:type="simple" xlink:href="http://www.amazon.com/Bluetooth-USB-Micro-Adapter-Dongle/dp/B001EBE1LI/ref=pd_sxp_f_pt"><text:span text:style-name="T107_62">sxp</text:span></text:a></text:span><text:span text:style-name="T107_63"><text:a xlink:type="simple" xlink:href="http://www.amazon.com/Bluetooth-USB-Micro-Adapter-Dongle/dp/B001EBE1LI/ref=pd_sxp_f_pt"><text:span text:style-name="T107_64">_</text:span></text:a></text:span><text:span text:style-name="T107_65"><text:a xlink:type="simple" xlink:href="http://www.amazon.com/Bluetooth-USB-Micro-Adapter-Dongle/dp/B001EBE1LI/ref=pd_sxp_f_pt"><text:span text:style-name="T107_66">f</text:span></text:a></text:span><text:span text:style-name="T107_67"><text:a xlink:type="simple" xlink:href="http://www.amazon.com/Bluetooth-USB-Micro-Adapter-Dongle/dp/B001EBE1LI/ref=pd_sxp_f_pt"><text:span text:style-name="T107_68">_</text:span></text:a></text:span><text:span text:style-name="T107_69"><text:a xlink:type="simple" xlink:href="http://www.amazon.com/Bluetooth-USB-Micro-Adapter-Dongle/dp/B001EBE1LI/ref=pd_sxp_f_pt"><text:span text:style-name="T107_70">pt</text:span></text:a></text:span></text:p>
          </table:table-cell>
          <table:table-cell table:style-name="Cell52">
            <text:p text:style-name="P108"><text:span text:style-name="T108_1">1.55</text:span></text:p>
          </table:table-cell>
        </table:table-row>
        <table:table-row table:style-name="Row14">
          <table:table-cell table:style-name="Cell53">
            <text:p text:style-name="P109"/>
          </table:table-cell>
          <table:table-cell table:style-name="Cell54">
            <text:p text:style-name="P110"/>
          </table:table-cell>
          <table:table-cell table:style-name="Cell55">
            <text:p text:style-name="P111"/>
          </table:table-cell>
          <table:table-cell table:style-name="Cell56">
            <text:p text:style-name="P112"/>
          </table:table-cell>
        </table:table-row>
        <table:table-row table:style-name="Row15">
          <table:table-cell table:style-name="Cell57">
            <text:p text:style-name="P113"><text:span text:style-name="T113_1">uC</text:span></text:p>
          </table:table-cell>
          <table:table-cell table:style-name="Cell58">
            <text:p text:style-name="P114"/>
          </table:table-cell>
          <table:table-cell table:style-name="Cell59">
            <text:p text:style-name="P115"/>
          </table:table-cell>
          <table:table-cell table:style-name="Cell60">
            <text:p text:style-name="P116"/>
          </table:table-cell>
        </table:table-row>
        <table:table-row table:style-name="Row16">
          <table:table-cell table:style-name="Cell61">
            <text:p text:style-name="P117"><text:span text:style-name="T117_1">Arduino</text:span></text:p>
          </table:table-cell>
          <table:table-cell table:style-name="Cell62">
            <text:p text:style-name="P118"><text:span text:style-name="T118_1">Arduino</text:span><text:span text:style-name="T118_2"><text:s/></text:span><text:span text:style-name="T118_3">Leonardo</text:span></text:p>
          </table:table-cell>
          <table:table-cell table:style-name="Cell63">
            <text:p text:style-name="P119"><text:span text:style-name="T119_1"><text:a xlink:type="simple" xlink:href="https://www.adafruit.com/products/849"><text:span text:style-name="T119_2">https</text:span></text:a></text:span><text:span text:style-name="T119_3"><text:a xlink:type="simple" xlink:href="https://www.adafruit.com/products/849"><text:span text:style-name="T119_4">://</text:span></text:a></text:span><text:span text:style-name="T119_5"><text:a xlink:type="simple" xlink:href="https://www.adafruit.com/products/849"><text:span text:style-name="T119_6">www</text:span></text:a></text:span><text:span text:style-name="T119_7"><text:a xlink:type="simple" xlink:href="https://www.adafruit.com/products/849"><text:span text:style-name="T119_8">.</text:span></text:a></text:span><text:span text:style-name="T119_9"><text:a xlink:type="simple" xlink:href="https://www.adafruit.com/products/849"><text:span text:style-name="T119_10">adafruit</text:span></text:a></text:span><text:span text:style-name="T119_11"><text:a xlink:type="simple" xlink:href="https://www.adafruit.com/products/849"><text:span text:style-name="T119_12">.</text:span></text:a></text:span><text:span text:style-name="T119_13"><text:a xlink:type="simple" xlink:href="https://www.adafruit.com/products/849"><text:span text:style-name="T119_14">com</text:span></text:a></text:span><text:span text:style-name="T119_15"><text:a xlink:type="simple" xlink:href="https://www.adafruit.com/products/849"><text:span text:style-name="T119_16">/</text:span></text:a></text:span><text:span text:style-name="T119_17"><text:a xlink:type="simple" xlink:href="https://www.adafruit.com/products/849"><text:span text:style-name="T119_18">products</text:span></text:a></text:span><text:span text:style-name="T119_19"><text:a xlink:type="simple" xlink:href="https://www.adafruit.com/products/849"><text:span text:style-name="T119_20">/849</text:span></text:a></text:span></text:p>
          </table:table-cell>
          <table:table-cell table:style-name="Cell64">
            <text:p text:style-name="P120"><text:span text:style-name="T120_1">24.95</text:span></text:p>
          </table:table-cell>
        </table:table-row>
        <table:table-row table:style-name="Row17">
          <table:table-cell table:style-name="Cell65">
            <text:p text:style-name="P121"><text:span text:style-name="T121_1">Beaglebone</text:span></text:p>
          </table:table-cell>
          <table:table-cell table:style-name="Cell66">
            <text:p text:style-name="P122"><text:span text:style-name="T122_1">BeagleBone</text:span><text:span text:style-name="T122_2"><text:s/></text:span><text:span text:style-name="T122_3">Black</text:span></text:p>
          </table:table-cell>
          <table:table-cell table:style-name="Cell67">
            <text:p text:style-name="P123"><text:span text:style-name="T123_1"><text:a xlink:type="simple" xlink:href="https://www.adafruit.com/products/1278"><text:span text:style-name="T123_2">https</text:span></text:a></text:span><text:span text:style-name="T123_3"><text:a xlink:type="simple" xlink:href="https://www.adafruit.com/products/1278"><text:span text:style-name="T123_4">://</text:span></text:a></text:span><text:span text:style-name="T123_5"><text:a xlink:type="simple" xlink:href="https://www.adafruit.com/products/1278"><text:span text:style-name="T123_6">www</text:span></text:a></text:span><text:span text:style-name="T123_7"><text:a xlink:type="simple" xlink:href="https://www.adafruit.com/products/1278"><text:span text:style-name="T123_8">.</text:span></text:a></text:span><text:span text:style-name="T123_9"><text:a xlink:type="simple" xlink:href="https://www.adafruit.com/products/1278"><text:span text:style-name="T123_10">adafruit</text:span></text:a></text:span><text:span text:style-name="T123_11"><text:a xlink:type="simple" xlink:href="https://www.adafruit.com/products/1278"><text:span text:style-name="T123_12">.</text:span></text:a></text:span><text:span text:style-name="T123_13"><text:a xlink:type="simple" xlink:href="https://www.adafruit.com/products/1278"><text:span text:style-name="T123_14">com</text:span></text:a></text:span><text:span text:style-name="T123_15"><text:a xlink:type="simple" xlink:href="https://www.adafruit.com/products/1278"><text:span text:style-name="T123_16">/</text:span></text:a></text:span><text:span text:style-name="T123_17"><text:a xlink:type="simple" xlink:href="https://www.adafruit.com/products/1278"><text:span text:style-name="T123_18">products</text:span></text:a></text:span><text:span text:style-name="T123_19"><text:a xlink:type="simple" xlink:href="https://www.adafruit.com/products/1278"><text:span text:style-name="T123_20">/1278</text:span></text:a></text:span></text:p>
          </table:table-cell>
          <table:table-cell table:style-name="Cell68">
            <text:p text:style-name="P124"><text:span text:style-name="T124_1">45</text:span></text:p>
          </table:table-cell>
        </table:table-row>
        <table:table-row table:style-name="Row18">
          <table:table-cell table:style-name="Cell69">
            <text:p text:style-name="P125"><text:span text:style-name="T125_1">ARM</text:span></text:p>
          </table:table-cell>
          <table:table-cell table:style-name="Cell70">
            <text:p text:style-name="P126"><text:span text:style-name="T126_1">Stellaris</text:span><text:span text:style-name="T126_2"><text:s/></text:span><text:span text:style-name="T126_3">LM</text:span><text:span text:style-name="T126_4">4</text:span><text:span text:style-name="T126_5">F</text:span><text:span text:style-name="T126_6">120<text:s/></text:span><text:span text:style-name="T126_7">LaunchPad</text:span></text:p>
          </table:table-cell>
          <table:table-cell table:style-name="Cell71">
            <text:p text:style-name="P127"><text:span text:style-name="T127_1"><text:a xlink:type="simple" xlink:href="http://www.mouser.com/ProductDetail/Texas-Instruments/EK-LM4F120XL/?qs=sGAEpiMZZMsf26MmFqIJrHG9DD2FkafK0BkW7bdObZ0="><text:span text:style-name="T127_2">http</text:span></text:a></text:span><text:span text:style-name="T127_3"><text:a xlink:type="simple" xlink:href="http://www.mouser.com/ProductDetail/Texas-Instruments/EK-LM4F120XL/?qs=sGAEpiMZZMsf26MmFqIJrHG9DD2FkafK0BkW7bdObZ0="><text:span text:style-name="T127_4">://</text:span></text:a></text:span><text:span text:style-name="T127_5"><text:a xlink:type="simple" xlink:href="http://www.mouser.com/ProductDetail/Texas-Instruments/EK-LM4F120XL/?qs=sGAEpiMZZMsf26MmFqIJrHG9DD2FkafK0BkW7bdObZ0="><text:span text:style-name="T127_6">www</text:span></text:a></text:span><text:span text:style-name="T127_7"><text:a xlink:type="simple" xlink:href="http://www.mouser.com/ProductDetail/Texas-Instruments/EK-LM4F120XL/?qs=sGAEpiMZZMsf26MmFqIJrHG9DD2FkafK0BkW7bdObZ0="><text:span text:style-name="T127_8">.</text:span></text:a></text:span><text:span text:style-name="T127_9"><text:a xlink:type="simple" xlink:href="http://www.mouser.com/ProductDetail/Texas-Instruments/EK-LM4F120XL/?qs=sGAEpiMZZMsf26MmFqIJrHG9DD2FkafK0BkW7bdObZ0="><text:span text:style-name="T127_10">mouser</text:span></text:a></text:span><text:span text:style-name="T127_11"><text:a xlink:type="simple" xlink:href="http://www.mouser.com/ProductDetail/Texas-Instruments/EK-LM4F120XL/?qs=sGAEpiMZZMsf26MmFqIJrHG9DD2FkafK0BkW7bdObZ0="><text:span text:style-name="T127_12">.</text:span></text:a></text:span><text:span text:style-name="T127_13"><text:a xlink:type="simple" xlink:href="http://www.mouser.com/ProductDetail/Texas-Instruments/EK-LM4F120XL/?qs=sGAEpiMZZMsf26MmFqIJrHG9DD2FkafK0BkW7bdObZ0="><text:span text:style-name="T127_14">com</text:span></text:a></text:span><text:span text:style-name="T127_15"><text:a xlink:type="simple" xlink:href="http://www.mouser.com/ProductDetail/Texas-Instruments/EK-LM4F120XL/?qs=sGAEpiMZZMsf26MmFqIJrHG9DD2FkafK0BkW7bdObZ0="><text:span text:style-name="T127_16">/</text:span></text:a></text:span><text:span text:style-name="T127_17"><text:a xlink:type="simple" xlink:href="http://www.mouser.com/ProductDetail/Texas-Instruments/EK-LM4F120XL/?qs=sGAEpiMZZMsf26MmFqIJrHG9DD2FkafK0BkW7bdObZ0="><text:span text:style-name="T127_18">ProductDetail</text:span></text:a></text:span><text:span text:style-name="T127_19"><text:a xlink:type="simple" xlink:href="http://www.mouser.com/ProductDetail/Texas-Instruments/EK-LM4F120XL/?qs=sGAEpiMZZMsf26MmFqIJrHG9DD2FkafK0BkW7bdObZ0="><text:span text:style-name="T127_20">/</text:span></text:a></text:span><text:span text:style-name="T127_21"><text:a xlink:type="simple" xlink:href="http://www.mouser.com/ProductDetail/Texas-Instruments/EK-LM4F120XL/?qs=sGAEpiMZZMsf26MmFqIJrHG9DD2FkafK0BkW7bdObZ0="><text:span text:style-name="T127_22">Texas</text:span></text:a></text:span><text:span text:style-name="T127_23"><text:a xlink:type="simple" xlink:href="http://www.mouser.com/ProductDetail/Texas-Instruments/EK-LM4F120XL/?qs=sGAEpiMZZMsf26MmFqIJrHG9DD2FkafK0BkW7bdObZ0="><text:span text:style-name="T127_24">-</text:span></text:a></text:span><text:span text:style-name="T127_25"><text:a xlink:type="simple" xlink:href="http://www.mouser.com/ProductDetail/Texas-Instruments/EK-LM4F120XL/?qs=sGAEpiMZZMsf26MmFqIJrHG9DD2FkafK0BkW7bdObZ0="><text:span text:style-name="T127_26">Instruments</text:span></text:a></text:span><text:span text:style-name="T127_27"><text:a xlink:type="simple" xlink:href="http://www.mouser.com/ProductDetail/Texas-Instruments/EK-LM4F120XL/?qs=sGAEpiMZZMsf26MmFqIJrHG9DD2FkafK0BkW7bdObZ0="><text:span text:style-name="T127_28">/</text:span></text:a></text:span><text:span text:style-name="T127_29"><text:a xlink:type="simple" xlink:href="http://www.mouser.com/ProductDetail/Texas-Instruments/EK-LM4F120XL/?qs=sGAEpiMZZMsf26MmFqIJrHG9DD2FkafK0BkW7bdObZ0="><text:span text:style-name="T127_30">EK</text:span></text:a></text:span><text:span text:style-name="T127_31"><text:a xlink:type="simple" xlink:href="http://www.mouser.com/ProductDetail/Texas-Instruments/EK-LM4F120XL/?qs=sGAEpiMZZMsf26MmFqIJrHG9DD2FkafK0BkW7bdObZ0="><text:span text:style-name="T127_32">-</text:span></text:a></text:span><text:span text:style-name="T127_33"><text:a xlink:type="simple" xlink:href="http://www.mouser.com/ProductDetail/Texas-Instruments/EK-LM4F120XL/?qs=sGAEpiMZZMsf26MmFqIJrHG9DD2FkafK0BkW7bdObZ0="><text:span text:style-name="T127_34">LM</text:span></text:a></text:span><text:span text:style-name="T127_35"><text:a xlink:type="simple" xlink:href="http://www.mouser.com/ProductDetail/Texas-Instruments/EK-LM4F120XL/?qs=sGAEpiMZZMsf26MmFqIJrHG9DD2FkafK0BkW7bdObZ0="><text:span text:style-name="T127_36">4</text:span></text:a></text:span><text:span text:style-name="T127_37"><text:a xlink:type="simple" xlink:href="http://www.mouser.com/ProductDetail/Texas-Instruments/EK-LM4F120XL/?qs=sGAEpiMZZMsf26MmFqIJrHG9DD2FkafK0BkW7bdObZ0="><text:span text:style-name="T127_38">F</text:span></text:a></text:span><text:span text:style-name="T127_39"><text:a xlink:type="simple" xlink:href="http://www.mouser.com/ProductDetail/Texas-Instruments/EK-LM4F120XL/?qs=sGAEpiMZZMsf26MmFqIJrHG9DD2FkafK0BkW7bdObZ0="><text:span text:style-name="T127_40">120</text:span></text:a></text:span><text:span text:style-name="T127_41"><text:a xlink:type="simple" xlink:href="http://www.mouser.com/ProductDetail/Texas-Instruments/EK-LM4F120XL/?qs=sGAEpiMZZMsf26MmFqIJrHG9DD2FkafK0BkW7bdObZ0="><text:span text:style-name="T127_42">XL</text:span></text:a></text:span><text:span text:style-name="T127_43"><text:a xlink:type="simple" xlink:href="http://www.mouser.com/ProductDetail/Texas-Instruments/EK-LM4F120XL/?qs=sGAEpiMZZMsf26MmFqIJrHG9DD2FkafK0BkW7bdObZ0="><text:span text:style-name="T127_44">/?</text:span></text:a></text:span><text:span text:style-name="T127_45"><text:a xlink:type="simple" xlink:href="http://www.mouser.com/ProductDetail/Texas-Instruments/EK-LM4F120XL/?qs=sGAEpiMZZMsf26MmFqIJrHG9DD2FkafK0BkW7bdObZ0="><text:span text:style-name="T127_46">qs</text:span></text:a></text:span><text:span text:style-name="T127_47"><text:a xlink:type="simple" xlink:href="http://www.mouser.com/ProductDetail/Texas-Instruments/EK-LM4F120XL/?qs=sGAEpiMZZMsf26MmFqIJrHG9DD2FkafK0BkW7bdObZ0="><text:span text:style-name="T127_48">=</text:span></text:a></text:span><text:span text:style-name="T127_49"><text:a xlink:type="simple" xlink:href="http://www.mouser.com/ProductDetail/Texas-Instruments/EK-LM4F120XL/?qs=sGAEpiMZZMsf26MmFqIJrHG9DD2FkafK0BkW7bdObZ0="><text:span text:style-name="T127_50">sGAEpiMZZMsf</text:span></text:a></text:span><text:span text:style-name="T127_51"><text:a xlink:type="simple" xlink:href="http://www.mouser.com/ProductDetail/Texas-Instruments/EK-LM4F120XL/?qs=sGAEpiMZZMsf26MmFqIJrHG9DD2FkafK0BkW7bdObZ0="><text:span text:style-name="T127_52">26</text:span></text:a></text:span><text:span text:style-name="T127_53"><text:a xlink:type="simple" xlink:href="http://www.mouser.com/ProductDetail/Texas-Instruments/EK-LM4F120XL/?qs=sGAEpiMZZMsf26MmFqIJrHG9DD2FkafK0BkW7bdObZ0="><text:span text:style-name="T127_54">MmFqIJrHG</text:span></text:a></text:span><text:span text:style-name="T127_55"><text:a xlink:type="simple" xlink:href="http://www.mouser.com/ProductDetail/Texas-Instruments/EK-LM4F120XL/?qs=sGAEpiMZZMsf26MmFqIJrHG9DD2FkafK0BkW7bdObZ0="><text:span text:style-name="T127_56">9</text:span></text:a></text:span><text:span text:style-name="T127_57"><text:a xlink:type="simple" xlink:href="http://www.mouser.com/ProductDetail/Texas-Instruments/EK-LM4F120XL/?qs=sGAEpiMZZMsf26MmFqIJrHG9DD2FkafK0BkW7bdObZ0="><text:span text:style-name="T127_58">DD</text:span></text:a></text:span><text:span text:style-name="T127_59"><text:a xlink:type="simple" xlink:href="http://www.mouser.com/ProductDetail/Texas-Instruments/EK-LM4F120XL/?qs=sGAEpiMZZMsf26MmFqIJrHG9DD2FkafK0BkW7bdObZ0="><text:span text:style-name="T127_60">2</text:span></text:a></text:span><text:span text:style-name="T127_61"><text:a xlink:type="simple" xlink:href="http://www.mouser.com/ProductDetail/Texas-Instruments/EK-LM4F120XL/?qs=sGAEpiMZZMsf26MmFqIJrHG9DD2FkafK0BkW7bdObZ0="><text:span text:style-name="T127_62">FkafK</text:span></text:a></text:span><text:span text:style-name="T127_63"><text:a xlink:type="simple" xlink:href="http://www.mouser.com/ProductDetail/Texas-Instruments/EK-LM4F120XL/?qs=sGAEpiMZZMsf26MmFqIJrHG9DD2FkafK0BkW7bdObZ0="><text:span text:style-name="T127_64">0</text:span></text:a></text:span><text:span text:style-name="T127_65"><text:a xlink:type="simple" xlink:href="http://www.mouser.com/ProductDetail/Texas-Instruments/EK-LM4F120XL/?qs=sGAEpiMZZMsf26MmFqIJrHG9DD2FkafK0BkW7bdObZ0="><text:span text:style-name="T127_66">BkW</text:span></text:a></text:span><text:span text:style-name="T127_67"><text:a xlink:type="simple" xlink:href="http://www.mouser.com/ProductDetail/Texas-Instruments/EK-LM4F120XL/?qs=sGAEpiMZZMsf26MmFqIJrHG9DD2FkafK0BkW7bdObZ0="><text:span text:style-name="T127_68">7</text:span></text:a></text:span><text:span text:style-name="T127_69"><text:a xlink:type="simple" xlink:href="http://www.mouser.com/ProductDetail/Texas-Instruments/EK-LM4F120XL/?qs=sGAEpiMZZMsf26MmFqIJrHG9DD2FkafK0BkW7bdObZ0="><text:span text:style-name="T127_70">bdObZ</text:span></text:a></text:span><text:span text:style-name="T127_71"><text:a xlink:type="simple" xlink:href="http://www.mouser.com/ProductDetail/Texas-Instruments/EK-LM4F120XL/?qs=sGAEpiMZZMsf26MmFqIJrHG9DD2FkafK0BkW7bdObZ0="><text:span text:style-name="T127_72">0=</text:span></text:a></text:span></text:p>
          </table:table-cell>
          <table:table-cell table:style-name="Cell72">
            <text:p text:style-name="P128"><text:span text:style-name="T128_1">10.99</text:span></text:p>
          </table:table-cell>
        </table:table-row>
        <table:table-row table:style-name="Row19">
          <table:table-cell table:style-name="Cell73">
            <text:p text:style-name="P129"/>
          </table:table-cell>
          <table:table-cell table:style-name="Cell74">
            <text:p text:style-name="P130"/>
          </table:table-cell>
          <table:table-cell table:style-name="Cell75">
            <text:p text:style-name="P131"/>
          </table:table-cell>
          <table:table-cell table:style-name="Cell76">
            <text:p text:style-name="P132"/>
          </table:table-cell>
        </table:table-row>
        <table:table-row table:style-name="Row20">
          <table:table-cell table:style-name="Cell77">
            <text:p text:style-name="P133"><text:span text:style-name="T133_1">Chassis</text:span></text:p>
          </table:table-cell>
          <table:table-cell table:style-name="Cell78">
            <text:p text:style-name="P134"/>
          </table:table-cell>
          <table:table-cell table:style-name="Cell79">
            <text:p text:style-name="P135"/>
          </table:table-cell>
          <table:table-cell table:style-name="Cell80">
            <text:p text:style-name="P136"/>
          </table:table-cell>
        </table:table-row>
        <table:table-row table:style-name="Row21">
          <table:table-cell table:style-name="Cell81">
            <text:p text:style-name="P137"><text:span text:style-name="T137_1">Sain</text:span><text:span text:style-name="T137_2"><text:s/></text:span><text:span text:style-name="T137_3">Smart</text:span></text:p>
          </table:table-cell>
          <table:table-cell table:style-name="Cell82">
            <text:p text:style-name="P138"><text:span text:style-name="T138_1">4</text:span><text:span text:style-name="T138_2">WD</text:span><text:span text:style-name="T138_3"><text:s/></text:span><text:span text:style-name="T138_4">Aluminum</text:span><text:span text:style-name="T138_5"><text:s/></text:span><text:span text:style-name="T138_6">mobile</text:span><text:span text:style-name="T138_7"><text:s/></text:span><text:span text:style-name="T138_8">robot</text:span><text:span text:style-name="T138_9"><text:s/></text:span><text:span text:style-name="T138_10">platform</text:span></text:p>
          </table:table-cell>
          <table:table-cell table:style-name="Cell83">
            <text:p text:style-name="P139"><text:span text:style-name="T139_1"><text:a xlink:type="simple" xlink:href="http://www.sainsmart.com/sainsmart-4wd-drive-aluminum-mobile-robot-platform-for-robot-arduino-raspberry-pi-gold.html"><text:span text:style-name="T139_2">http</text:span></text:a></text:span><text:span text:style-name="T139_3"><text:a xlink:type="simple" xlink:href="http://www.sainsmart.com/sainsmart-4wd-drive-aluminum-mobile-robot-platform-for-robot-arduino-raspberry-pi-gold.html"><text:span text:style-name="T139_4">://</text:span></text:a></text:span><text:span text:style-name="T139_5"><text:a xlink:type="simple" xlink:href="http://www.sainsmart.com/sainsmart-4wd-drive-aluminum-mobile-robot-platform-for-robot-arduino-raspberry-pi-gold.html"><text:span text:style-name="T139_6">www</text:span></text:a></text:span><text:span text:style-name="T139_7"><text:a xlink:type="simple" xlink:href="http://www.sainsmart.com/sainsmart-4wd-drive-aluminum-mobile-robot-platform-for-robot-arduino-raspberry-pi-gold.html"><text:span text:style-name="T139_8">.</text:span></text:a></text:span><text:span text:style-name="T139_9"><text:a xlink:type="simple" xlink:href="http://www.sainsmart.com/sainsmart-4wd-drive-aluminum-mobile-robot-platform-for-robot-arduino-raspberry-pi-gold.html"><text:span text:style-name="T139_10">sainsmart</text:span></text:a></text:span><text:span text:style-name="T139_11"><text:a xlink:type="simple" xlink:href="http://www.sainsmart.com/sainsmart-4wd-drive-aluminum-mobile-robot-platform-for-robot-arduino-raspberry-pi-gold.html"><text:span text:style-name="T139_12">.</text:span></text:a></text:span><text:span text:style-name="T139_13"><text:a xlink:type="simple" xlink:href="http://www.sainsmart.com/sainsmart-4wd-drive-aluminum-mobile-robot-platform-for-robot-arduino-raspberry-pi-gold.html"><text:span text:style-name="T139_14">com</text:span></text:a></text:span><text:span text:style-name="T139_15"><text:a xlink:type="simple" xlink:href="http://www.sainsmart.com/sainsmart-4wd-drive-aluminum-mobile-robot-platform-for-robot-arduino-raspberry-pi-gold.html"><text:span text:style-name="T139_16">/</text:span></text:a></text:span><text:span text:style-name="T139_17"><text:a xlink:type="simple" xlink:href="http://www.sainsmart.com/sainsmart-4wd-drive-aluminum-mobile-robot-platform-for-robot-arduino-raspberry-pi-gold.html"><text:span text:style-name="T139_18">sainsmart</text:span></text:a></text:span><text:span text:style-name="T139_19"><text:a xlink:type="simple" xlink:href="http://www.sainsmart.com/sainsmart-4wd-drive-aluminum-mobile-robot-platform-for-robot-arduino-raspberry-pi-gold.html"><text:span text:style-name="T139_20">-4</text:span></text:a></text:span><text:span text:style-name="T139_21"><text:a xlink:type="simple" xlink:href="http://www.sainsmart.com/sainsmart-4wd-drive-aluminum-mobile-robot-platform-for-robot-arduino-raspberry-pi-gold.html"><text:span text:style-name="T139_22">wd</text:span></text:a></text:span><text:span text:style-name="T139_23"><text:a xlink:type="simple" xlink:href="http://www.sainsmart.com/sainsmart-4wd-drive-aluminum-mobile-robot-platform-for-robot-arduino-raspberry-pi-gold.html"><text:span text:style-name="T139_24">-</text:span></text:a></text:span><text:span text:style-name="T139_25"><text:a xlink:type="simple" xlink:href="http://www.sainsmart.com/sainsmart-4wd-drive-aluminum-mobile-robot-platform-for-robot-arduino-raspberry-pi-gold.html"><text:span text:style-name="T139_26">drive</text:span></text:a></text:span><text:span text:style-name="T139_27"><text:a xlink:type="simple" xlink:href="http://www.sainsmart.com/sainsmart-4wd-drive-aluminum-mobile-robot-platform-for-robot-arduino-raspberry-pi-gold.html"><text:span text:style-name="T139_28">-</text:span></text:a></text:span><text:span text:style-name="T139_29"><text:a xlink:type="simple" xlink:href="http://www.sainsmart.com/sainsmart-4wd-drive-aluminum-mobile-robot-platform-for-robot-arduino-raspberry-pi-gold.html"><text:span text:style-name="T139_30">aluminum</text:span></text:a></text:span><text:span text:style-name="T139_31"><text:a xlink:type="simple" xlink:href="http://www.sainsmart.com/sainsmart-4wd-drive-aluminum-mobile-robot-platform-for-robot-arduino-raspberry-pi-gold.html"><text:span text:style-name="T139_32">-</text:span></text:a></text:span><text:span text:style-name="T139_33"><text:a xlink:type="simple" xlink:href="http://www.sainsmart.com/sainsmart-4wd-drive-aluminum-mobile-robot-platform-for-robot-arduino-raspberry-pi-gold.html"><text:span text:style-name="T139_34">mobile</text:span></text:a></text:span><text:span text:style-name="T139_35"><text:a xlink:type="simple" xlink:href="http://www.sainsmart.com/sainsmart-4wd-drive-aluminum-mobile-robot-platform-for-robot-arduino-raspberry-pi-gold.html"><text:span text:style-name="T139_36">-</text:span></text:a></text:span><text:span text:style-name="T139_37"><text:a xlink:type="simple" xlink:href="http://www.sainsmart.com/sainsmart-4wd-drive-aluminum-mobile-robot-platform-for-robot-arduino-raspberry-pi-gold.html"><text:span text:style-name="T139_38">robot</text:span></text:a></text:span><text:span text:style-name="T139_39"><text:a xlink:type="simple" xlink:href="http://www.sainsmart.com/sainsmart-4wd-drive-aluminum-mobile-robot-platform-for-robot-arduino-raspberry-pi-gold.html"><text:span text:style-name="T139_40">-</text:span></text:a></text:span><text:span text:style-name="T139_41"><text:a xlink:type="simple" xlink:href="http://www.sainsmart.com/sainsmart-4wd-drive-aluminum-mobile-robot-platform-for-robot-arduino-raspberry-pi-gold.html"><text:span text:style-name="T139_42">platform</text:span></text:a></text:span><text:span text:style-name="T139_43"><text:a xlink:type="simple" xlink:href="http://www.sainsmart.com/sainsmart-4wd-drive-aluminum-mobile-robot-platform-for-robot-arduino-raspberry-pi-gold.html"><text:span text:style-name="T139_44">-</text:span></text:a></text:span><text:span text:style-name="T139_45"><text:a xlink:type="simple" xlink:href="http://www.sainsmart.com/sainsmart-4wd-drive-aluminum-mobile-robot-platform-for-robot-arduino-raspberry-pi-gold.html"><text:span text:style-name="T139_46">for</text:span></text:a></text:span><text:span text:style-name="T139_47"><text:a xlink:type="simple" xlink:href="http://www.sainsmart.com/sainsmart-4wd-drive-aluminum-mobile-robot-platform-for-robot-arduino-raspberry-pi-gold.html"><text:span text:style-name="T139_48">-</text:span></text:a></text:span><text:span text:style-name="T139_49"><text:a xlink:type="simple" xlink:href="http://www.sainsmart.com/sainsmart-4wd-drive-aluminum-mobile-robot-platform-for-robot-arduino-raspberry-pi-gold.html"><text:span text:style-name="T139_50">robot</text:span></text:a></text:span><text:span text:style-name="T139_51"><text:a xlink:type="simple" xlink:href="http://www.sainsmart.com/sainsmart-4wd-drive-aluminum-mobile-robot-platform-for-robot-arduino-raspberry-pi-gold.html"><text:span text:style-name="T139_52">-</text:span></text:a></text:span><text:span text:style-name="T139_53"><text:a xlink:type="simple" xlink:href="http://www.sainsmart.com/sainsmart-4wd-drive-aluminum-mobile-robot-platform-for-robot-arduino-raspberry-pi-gold.html"><text:span text:style-name="T139_54">arduino</text:span></text:a></text:span><text:span text:style-name="T139_55"><text:a xlink:type="simple" xlink:href="http://www.sainsmart.com/sainsmart-4wd-drive-aluminum-mobile-robot-platform-for-robot-arduino-raspberry-pi-gold.html"><text:span text:style-name="T139_56">-</text:span></text:a></text:span><text:span text:style-name="T139_57"><text:a xlink:type="simple" xlink:href="http://www.sainsmart.com/sainsmart-4wd-drive-aluminum-mobile-robot-platform-for-robot-arduino-raspberry-pi-gold.html"><text:span text:style-name="T139_58">raspberry</text:span></text:a></text:span><text:span text:style-name="T139_59"><text:a xlink:type="simple" xlink:href="http://www.sainsmart.com/sainsmart-4wd-drive-aluminum-mobile-robot-platform-for-robot-arduino-raspberry-pi-gold.html"><text:span text:style-name="T139_60">-</text:span></text:a></text:span><text:span text:style-name="T139_61"><text:a xlink:type="simple" xlink:href="http://www.sainsmart.com/sainsmart-4wd-drive-aluminum-mobile-robot-platform-for-robot-arduino-raspberry-pi-gold.html"><text:span text:style-name="T139_62">pi</text:span></text:a></text:span><text:span text:style-name="T139_63"><text:a xlink:type="simple" xlink:href="http://www.sainsmart.com/sainsmart-4wd-drive-aluminum-mobile-robot-platform-for-robot-arduino-raspberry-pi-gold.html"><text:span text:style-name="T139_64">-</text:span></text:a></text:span><text:span text:style-name="T139_65"><text:a xlink:type="simple" xlink:href="http://www.sainsmart.com/sainsmart-4wd-drive-aluminum-mobile-robot-platform-for-robot-arduino-raspberry-pi-gold.html"><text:span text:style-name="T139_66">gold</text:span></text:a></text:span><text:span text:style-name="T139_67"><text:a xlink:type="simple" xlink:href="http://www.sainsmart.com/sainsmart-4wd-drive-aluminum-mobile-robot-platform-for-robot-arduino-raspberry-pi-gold.html"><text:span text:style-name="T139_68">.</text:span></text:a></text:span><text:span text:style-name="T139_69"><text:a xlink:type="simple" xlink:href="http://www.sainsmart.com/sainsmart-4wd-drive-aluminum-mobile-robot-platform-for-robot-arduino-raspberry-pi-gold.html"><text:span text:style-name="T139_70">html</text:span></text:a></text:span></text:p>
          </table:table-cell>
          <table:table-cell table:style-name="Cell84">
            <text:p text:style-name="P140"><text:span text:style-name="T140_1">45.99</text:span></text:p>
          </table:table-cell>
        </table:table-row>
        <table:table-row table:style-name="Row22">
          <table:table-cell table:style-name="Cell85">
            <text:p text:style-name="P141"><text:span text:style-name="T141_1">Robot</text:span><text:span text:style-name="T141_2"><text:s/></text:span><text:span text:style-name="T141_3">Mesh</text:span></text:p>
          </table:table-cell>
          <table:table-cell table:style-name="Cell86">
            <text:p text:style-name="P142"><text:span text:style-name="T142_1">2</text:span><text:span text:style-name="T142_2">WD</text:span><text:span text:style-name="T142_3"><text:s/></text:span><text:span text:style-name="T142_4">miniQ</text:span></text:p>
          </table:table-cell>
          <table:table-cell table:style-name="Cell87">
            <text:p text:style-name="P143"><text:span text:style-name="T143_1"><text:a xlink:type="simple" xlink:href="http://www.robotmesh.com/2wd-miniq-robot-chassis?gclid=COX8jLOIv7kCFYqZ4Aodcz8AxQ"><text:span text:style-name="T143_2">http</text:span></text:a></text:span><text:span text:style-name="T143_3"><text:a xlink:type="simple" xlink:href="http://www.robotmesh.com/2wd-miniq-robot-chassis?gclid=COX8jLOIv7kCFYqZ4Aodcz8AxQ"><text:span text:style-name="T143_4">://</text:span></text:a></text:span><text:span text:style-name="T143_5"><text:a xlink:type="simple" xlink:href="http://www.robotmesh.com/2wd-miniq-robot-chassis?gclid=COX8jLOIv7kCFYqZ4Aodcz8AxQ"><text:span text:style-name="T143_6">www</text:span></text:a></text:span><text:span text:style-name="T143_7"><text:a xlink:type="simple" xlink:href="http://www.robotmesh.com/2wd-miniq-robot-chassis?gclid=COX8jLOIv7kCFYqZ4Aodcz8AxQ"><text:span text:style-name="T143_8">.</text:span></text:a></text:span><text:span text:style-name="T143_9"><text:a xlink:type="simple" xlink:href="http://www.robotmesh.com/2wd-miniq-robot-chassis?gclid=COX8jLOIv7kCFYqZ4Aodcz8AxQ"><text:span text:style-name="T143_10">robotmesh</text:span></text:a></text:span><text:span text:style-name="T143_11"><text:a xlink:type="simple" xlink:href="http://www.robotmesh.com/2wd-miniq-robot-chassis?gclid=COX8jLOIv7kCFYqZ4Aodcz8AxQ"><text:span text:style-name="T143_12">.</text:span></text:a></text:span><text:span text:style-name="T143_13"><text:a xlink:type="simple" xlink:href="http://www.robotmesh.com/2wd-miniq-robot-chassis?gclid=COX8jLOIv7kCFYqZ4Aodcz8AxQ"><text:span text:style-name="T143_14">com</text:span></text:a></text:span><text:span text:style-name="T143_15"><text:a xlink:type="simple" xlink:href="http://www.robotmesh.com/2wd-miniq-robot-chassis?gclid=COX8jLOIv7kCFYqZ4Aodcz8AxQ"><text:span text:style-name="T143_16">/2</text:span></text:a></text:span><text:span text:style-name="T143_17"><text:a xlink:type="simple" xlink:href="http://www.robotmesh.com/2wd-miniq-robot-chassis?gclid=COX8jLOIv7kCFYqZ4Aodcz8AxQ"><text:span text:style-name="T143_18">wd</text:span></text:a></text:span><text:span text:style-name="T143_19"><text:a xlink:type="simple" xlink:href="http://www.robotmesh.com/2wd-miniq-robot-chassis?gclid=COX8jLOIv7kCFYqZ4Aodcz8AxQ"><text:span text:style-name="T143_20">-</text:span></text:a></text:span><text:span text:style-name="T143_21"><text:a xlink:type="simple" xlink:href="http://www.robotmesh.com/2wd-miniq-robot-chassis?gclid=COX8jLOIv7kCFYqZ4Aodcz8AxQ"><text:span text:style-name="T143_22">miniq</text:span></text:a></text:span><text:span text:style-name="T143_23"><text:a xlink:type="simple" xlink:href="http://www.robotmesh.com/2wd-miniq-robot-chassis?gclid=COX8jLOIv7kCFYqZ4Aodcz8AxQ"><text:span text:style-name="T143_24">-</text:span></text:a></text:span><text:span text:style-name="T143_25"><text:a xlink:type="simple" xlink:href="http://www.robotmesh.com/2wd-miniq-robot-chassis?gclid=COX8jLOIv7kCFYqZ4Aodcz8AxQ"><text:span text:style-name="T143_26">robot</text:span></text:a></text:span><text:span text:style-name="T143_27"><text:a xlink:type="simple" xlink:href="http://www.robotmesh.com/2wd-miniq-robot-chassis?gclid=COX8jLOIv7kCFYqZ4Aodcz8AxQ"><text:span text:style-name="T143_28">-</text:span></text:a></text:span><text:span text:style-name="T143_29"><text:a xlink:type="simple" xlink:href="http://www.robotmesh.com/2wd-miniq-robot-chassis?gclid=COX8jLOIv7kCFYqZ4Aodcz8AxQ"><text:span text:style-name="T143_30">chassis</text:span></text:a></text:span><text:span text:style-name="T143_31"><text:a xlink:type="simple" xlink:href="http://www.robotmesh.com/2wd-miniq-robot-chassis?gclid=COX8jLOIv7kCFYqZ4Aodcz8AxQ"><text:span text:style-name="T143_32">?</text:span></text:a></text:span><text:span text:style-name="T143_33"><text:a xlink:type="simple" xlink:href="http://www.robotmesh.com/2wd-miniq-robot-chassis?gclid=COX8jLOIv7kCFYqZ4Aodcz8AxQ"><text:span text:style-name="T143_34">gclid</text:span></text:a></text:span><text:span text:style-name="T143_35"><text:a xlink:type="simple" xlink:href="http://www.robotmesh.com/2wd-miniq-robot-chassis?gclid=COX8jLOIv7kCFYqZ4Aodcz8AxQ"><text:span text:style-name="T143_36">=</text:span></text:a></text:span><text:span text:style-name="T143_37"><text:a xlink:type="simple" xlink:href="http://www.robotmesh.com/2wd-miniq-robot-chassis?gclid=COX8jLOIv7kCFYqZ4Aodcz8AxQ"><text:span text:style-name="T143_38">COX</text:span></text:a></text:span><text:span text:style-name="T143_39"><text:a xlink:type="simple" xlink:href="http://www.robotmesh.com/2wd-miniq-robot-chassis?gclid=COX8jLOIv7kCFYqZ4Aodcz8AxQ"><text:span text:style-name="T143_40">8</text:span></text:a></text:span><text:span text:style-name="T143_41"><text:a xlink:type="simple" xlink:href="http://www.robotmesh.com/2wd-miniq-robot-chassis?gclid=COX8jLOIv7kCFYqZ4Aodcz8AxQ"><text:span text:style-name="T143_42">jLOIv</text:span></text:a></text:span><text:span text:style-name="T143_43"><text:a xlink:type="simple" xlink:href="http://www.robotmesh.com/2wd-miniq-robot-chassis?gclid=COX8jLOIv7kCFYqZ4Aodcz8AxQ"><text:span text:style-name="T143_44">7</text:span></text:a></text:span><text:span text:style-name="T143_45"><text:a xlink:type="simple" xlink:href="http://www.robotmesh.com/2wd-miniq-robot-chassis?gclid=COX8jLOIv7kCFYqZ4Aodcz8AxQ"><text:span text:style-name="T143_46">kCFYqZ</text:span></text:a></text:span><text:span text:style-name="T143_47"><text:a xlink:type="simple" xlink:href="http://www.robotmesh.com/2wd-miniq-robot-chassis?gclid=COX8jLOIv7kCFYqZ4Aodcz8AxQ"><text:span text:style-name="T143_48">4</text:span></text:a></text:span><text:span text:style-name="T143_49"><text:a xlink:type="simple" xlink:href="http://www.robotmesh.com/2wd-miniq-robot-chassis?gclid=COX8jLOIv7kCFYqZ4Aodcz8AxQ"><text:span text:style-name="T143_50">Aodcz</text:span></text:a></text:span><text:span text:style-name="T143_51"><text:a xlink:type="simple" xlink:href="http://www.robotmesh.com/2wd-miniq-robot-chassis?gclid=COX8jLOIv7kCFYqZ4Aodcz8AxQ"><text:span text:style-name="T143_52">8</text:span></text:a></text:span><text:span text:style-name="T143_53"><text:a xlink:type="simple" xlink:href="http://www.robotmesh.com/2wd-miniq-robot-chassis?gclid=COX8jLOIv7kCFYqZ4Aodcz8AxQ"><text:span text:style-name="T143_54">AxQ</text:span></text:a></text:span></text:p>
          </table:table-cell>
          <table:table-cell table:style-name="Cell88">
            <text:p text:style-name="P144"><text:span text:style-name="T144_1">34.3</text:span></text:p>
          </table:table-cell>
        </table:table-row>
        <table:table-row table:style-name="Row23">
          <table:table-cell table:style-name="Cell89">
            <text:p text:style-name="P145"><text:span text:style-name="T145_1">DFrobot</text:span></text:p>
          </table:table-cell>
          <table:table-cell table:style-name="Cell90">
            <text:p text:style-name="P146"><text:span text:style-name="T146_1">Turtle</text:span><text:span text:style-name="T146_2">-2</text:span><text:span text:style-name="T146_3">WD</text:span><text:span text:style-name="T146_4"><text:s/></text:span><text:span text:style-name="T146_5">mobile</text:span><text:span text:style-name="T146_6"><text:s/></text:span><text:span text:style-name="T146_7">platform</text:span></text:p>
          </table:table-cell>
          <table:table-cell table:style-name="Cell91">
            <text:p text:style-name="P147"><text:span text:style-name="T147_1"><text:a xlink:type="simple" xlink:href="http://www.dfrobot.com/index.php?route=product/product&amp;product_id=65"><text:span text:style-name="T147_2">http</text:span></text:a></text:span><text:span text:style-name="T147_3"><text:a xlink:type="simple" xlink:href="http://www.dfrobot.com/index.php?route=product/product&amp;product_id=65"><text:span text:style-name="T147_4">://</text:span></text:a></text:span><text:span text:style-name="T147_5"><text:a xlink:type="simple" xlink:href="http://www.dfrobot.com/index.php?route=product/product&amp;product_id=65"><text:span text:style-name="T147_6">www</text:span></text:a></text:span><text:span text:style-name="T147_7"><text:a xlink:type="simple" xlink:href="http://www.dfrobot.com/index.php?route=product/product&amp;product_id=65"><text:span text:style-name="T147_8">.</text:span></text:a></text:span><text:span text:style-name="T147_9"><text:a xlink:type="simple" xlink:href="http://www.dfrobot.com/index.php?route=product/product&amp;product_id=65"><text:span text:style-name="T147_10">dfrobot</text:span></text:a></text:span><text:span text:style-name="T147_11"><text:a xlink:type="simple" xlink:href="http://www.dfrobot.com/index.php?route=product/product&amp;product_id=65"><text:span text:style-name="T147_12">.</text:span></text:a></text:span><text:span text:style-name="T147_13"><text:a xlink:type="simple" xlink:href="http://www.dfrobot.com/index.php?route=product/product&amp;product_id=65"><text:span text:style-name="T147_14">com</text:span></text:a></text:span><text:span text:style-name="T147_15"><text:a xlink:type="simple" xlink:href="http://www.dfrobot.com/index.php?route=product/product&amp;product_id=65"><text:span text:style-name="T147_16">/</text:span></text:a></text:span><text:span text:style-name="T147_17"><text:a xlink:type="simple" xlink:href="http://www.dfrobot.com/index.php?route=product/product&amp;product_id=65"><text:span text:style-name="T147_18">index</text:span></text:a></text:span><text:span text:style-name="T147_19"><text:a xlink:type="simple" xlink:href="http://www.dfrobot.com/index.php?route=product/product&amp;product_id=65"><text:span text:style-name="T147_20">.</text:span></text:a></text:span><text:span text:style-name="T147_21"><text:a xlink:type="simple" xlink:href="http://www.dfrobot.com/index.php?route=product/product&amp;product_id=65"><text:span text:style-name="T147_22">php</text:span></text:a></text:span><text:span text:style-name="T147_23"><text:a xlink:type="simple" xlink:href="http://www.dfrobot.com/index.php?route=product/product&amp;product_id=65"><text:span text:style-name="T147_24">?</text:span></text:a></text:span><text:span text:style-name="T147_25"><text:a xlink:type="simple" xlink:href="http://www.dfrobot.com/index.php?route=product/product&amp;product_id=65"><text:span text:style-name="T147_26">route</text:span></text:a></text:span><text:span text:style-name="T147_27"><text:a xlink:type="simple" xlink:href="http://www.dfrobot.com/index.php?route=product/product&amp;product_id=65"><text:span text:style-name="T147_28">=</text:span></text:a></text:span><text:span text:style-name="T147_29"><text:a xlink:type="simple" xlink:href="http://www.dfrobot.com/index.php?route=product/product&amp;product_id=65"><text:span text:style-name="T147_30">product</text:span></text:a></text:span><text:span text:style-name="T147_31"><text:a xlink:type="simple" xlink:href="http://www.dfrobot.com/index.php?route=product/product&amp;product_id=65"><text:span text:style-name="T147_32">/</text:span></text:a></text:span><text:span text:style-name="T147_33"><text:a xlink:type="simple" xlink:href="http://www.dfrobot.com/index.php?route=product/product&amp;product_id=65"><text:span text:style-name="T147_34">product</text:span></text:a></text:span><text:span text:style-name="T147_35"><text:a xlink:type="simple" xlink:href="http://www.dfrobot.com/index.php?route=product/product&amp;product_id=65"><text:span text:style-name="T147_36">&amp;</text:span></text:a></text:span><text:span text:style-name="T147_37"><text:a xlink:type="simple" xlink:href="http://www.dfrobot.com/index.php?route=product/product&amp;product_id=65"><text:span text:style-name="T147_38">product</text:span></text:a></text:span><text:span text:style-name="T147_39"><text:a xlink:type="simple" xlink:href="http://www.dfrobot.com/index.php?route=product/product&amp;product_id=65"><text:span text:style-name="T147_40">_</text:span></text:a></text:span><text:span text:style-name="T147_41"><text:a xlink:type="simple" xlink:href="http://www.dfrobot.com/index.php?route=product/product&amp;product_id=65"><text:span text:style-name="T147_42">id</text:span></text:a></text:span><text:span text:style-name="T147_43"><text:a xlink:type="simple" xlink:href="http://www.dfrobot.com/index.php?route=product/product&amp;product_id=65"><text:span text:style-name="T147_44">=65</text:span></text:a></text:span></text:p>
          </table:table-cell>
          <table:table-cell table:style-name="Cell92">
            <text:p text:style-name="P148"><text:span text:style-name="T148_1">41</text:span></text:p>
          </table:table-cell>
        </table:table-row>
        <table:table-row table:style-name="Row24">
          <table:table-cell table:style-name="Cell93">
            <text:p text:style-name="P149"/>
          </table:table-cell>
          <table:table-cell table:style-name="Cell94">
            <text:p text:style-name="P150"/>
          </table:table-cell>
          <table:table-cell table:style-name="Cell95">
            <text:p text:style-name="P151"/>
          </table:table-cell>
          <table:table-cell table:style-name="Cell96">
            <text:p text:style-name="P152"/>
          </table:table-cell>
        </table:table-row>
        <table:table-row table:style-name="Row25">
          <table:table-cell table:style-name="Cell97">
            <text:p text:style-name="P153"><text:span text:style-name="T153_1">Motor</text:span><text:span text:style-name="T153_2"><text:s/></text:span><text:span text:style-name="T153_3">Controllers</text:span></text:p>
          </table:table-cell>
          <table:table-cell table:style-name="Cell98">
            <text:p text:style-name="P154"/>
          </table:table-cell>
          <table:table-cell table:style-name="Cell99">
            <text:p text:style-name="P155"/>
          </table:table-cell>
          <table:table-cell table:style-name="Cell100">
            <text:p text:style-name="P156"/>
          </table:table-cell>
        </table:table-row>
        <table:table-row table:style-name="Row26">
          <table:table-cell table:style-name="Cell101">
            <text:p text:style-name="P157"><text:span text:style-name="T157_1">TI</text:span></text:p>
          </table:table-cell>
          <table:table-cell table:style-name="Cell102">
            <text:p text:style-name="P158"><text:span text:style-name="T158_1">SN</text:span><text:span text:style-name="T158_2">754410</text:span><text:span text:style-name="T158_3">NE</text:span></text:p>
          </table:table-cell>
          <table:table-cell table:style-name="Cell103">
            <text:p text:style-name="P159"><text:span text:style-name="T159_1"><text:a xlink:type="simple" xlink:href="http://www.mouser.com/ProductDetail/Texas-Instruments/SN754410NE/?qs=sGAEpiMZZMvbYnN5EaJWBDjbQCgliZjvodpiuLF/Ays="><text:span text:style-name="T159_2">http</text:span></text:a></text:span><text:span text:style-name="T159_3"><text:a xlink:type="simple" xlink:href="http://www.mouser.com/ProductDetail/Texas-Instruments/SN754410NE/?qs=sGAEpiMZZMvbYnN5EaJWBDjbQCgliZjvodpiuLF/Ays="><text:span text:style-name="T159_4">://</text:span></text:a></text:span><text:span text:style-name="T159_5"><text:a xlink:type="simple" xlink:href="http://www.mouser.com/ProductDetail/Texas-Instruments/SN754410NE/?qs=sGAEpiMZZMvbYnN5EaJWBDjbQCgliZjvodpiuLF/Ays="><text:span text:style-name="T159_6">www</text:span></text:a></text:span><text:span text:style-name="T159_7"><text:a xlink:type="simple" xlink:href="http://www.mouser.com/ProductDetail/Texas-Instruments/SN754410NE/?qs=sGAEpiMZZMvbYnN5EaJWBDjbQCgliZjvodpiuLF/Ays="><text:span text:style-name="T159_8">.</text:span></text:a></text:span><text:span text:style-name="T159_9"><text:a xlink:type="simple" xlink:href="http://www.mouser.com/ProductDetail/Texas-Instruments/SN754410NE/?qs=sGAEpiMZZMvbYnN5EaJWBDjbQCgliZjvodpiuLF/Ays="><text:span text:style-name="T159_10">mouser</text:span></text:a></text:span><text:span text:style-name="T159_11"><text:a xlink:type="simple" xlink:href="http://www.mouser.com/ProductDetail/Texas-Instruments/SN754410NE/?qs=sGAEpiMZZMvbYnN5EaJWBDjbQCgliZjvodpiuLF/Ays="><text:span text:style-name="T159_12">.</text:span></text:a></text:span><text:span text:style-name="T159_13"><text:a xlink:type="simple" xlink:href="http://www.mouser.com/ProductDetail/Texas-Instruments/SN754410NE/?qs=sGAEpiMZZMvbYnN5EaJWBDjbQCgliZjvodpiuLF/Ays="><text:span text:style-name="T159_14">com</text:span></text:a></text:span><text:span text:style-name="T159_15"><text:a xlink:type="simple" xlink:href="http://www.mouser.com/ProductDetail/Texas-Instruments/SN754410NE/?qs=sGAEpiMZZMvbYnN5EaJWBDjbQCgliZjvodpiuLF/Ays="><text:span text:style-name="T159_16">/</text:span></text:a></text:span><text:span text:style-name="T159_17"><text:a xlink:type="simple" xlink:href="http://www.mouser.com/ProductDetail/Texas-Instruments/SN754410NE/?qs=sGAEpiMZZMvbYnN5EaJWBDjbQCgliZjvodpiuLF/Ays="><text:span text:style-name="T159_18">ProductDetail</text:span></text:a></text:span><text:span text:style-name="T159_19"><text:a xlink:type="simple" xlink:href="http://www.mouser.com/ProductDetail/Texas-Instruments/SN754410NE/?qs=sGAEpiMZZMvbYnN5EaJWBDjbQCgliZjvodpiuLF/Ays="><text:span text:style-name="T159_20">/</text:span></text:a></text:span><text:span text:style-name="T159_21"><text:a xlink:type="simple" xlink:href="http://www.mouser.com/ProductDetail/Texas-Instruments/SN754410NE/?qs=sGAEpiMZZMvbYnN5EaJWBDjbQCgliZjvodpiuLF/Ays="><text:span text:style-name="T159_22">Texas</text:span></text:a></text:span><text:span text:style-name="T159_23"><text:a xlink:type="simple" xlink:href="http://www.mouser.com/ProductDetail/Texas-Instruments/SN754410NE/?qs=sGAEpiMZZMvbYnN5EaJWBDjbQCgliZjvodpiuLF/Ays="><text:span text:style-name="T159_24">-</text:span></text:a></text:span><text:span text:style-name="T159_25"><text:a xlink:type="simple" xlink:href="http://www.mouser.com/ProductDetail/Texas-Instruments/SN754410NE/?qs=sGAEpiMZZMvbYnN5EaJWBDjbQCgliZjvodpiuLF/Ays="><text:span text:style-name="T159_26">Instruments</text:span></text:a></text:span><text:span text:style-name="T159_27"><text:a xlink:type="simple" xlink:href="http://www.mouser.com/ProductDetail/Texas-Instruments/SN754410NE/?qs=sGAEpiMZZMvbYnN5EaJWBDjbQCgliZjvodpiuLF/Ays="><text:span text:style-name="T159_28">/</text:span></text:a></text:span><text:span text:style-name="T159_29"><text:a xlink:type="simple" xlink:href="http://www.mouser.com/ProductDetail/Texas-Instruments/SN754410NE/?qs=sGAEpiMZZMvbYnN5EaJWBDjbQCgliZjvodpiuLF/Ays="><text:span text:style-name="T159_30">SN</text:span></text:a></text:span><text:span text:style-name="T159_31"><text:a xlink:type="simple" xlink:href="http://www.mouser.com/ProductDetail/Texas-Instruments/SN754410NE/?qs=sGAEpiMZZMvbYnN5EaJWBDjbQCgliZjvodpiuLF/Ays="><text:span text:style-name="T159_32">754410</text:span></text:a></text:span><text:span text:style-name="T159_33"><text:a xlink:type="simple" xlink:href="http://www.mouser.com/ProductDetail/Texas-Instruments/SN754410NE/?qs=sGAEpiMZZMvbYnN5EaJWBDjbQCgliZjvodpiuLF/Ays="><text:span text:style-name="T159_34">NE</text:span></text:a></text:span><text:span text:style-name="T159_35"><text:a xlink:type="simple" xlink:href="http://www.mouser.com/ProductDetail/Texas-Instruments/SN754410NE/?qs=sGAEpiMZZMvbYnN5EaJWBDjbQCgliZjvodpiuLF/Ays="><text:span text:style-name="T159_36">/?</text:span></text:a></text:span><text:span text:style-name="T159_37"><text:a xlink:type="simple" xlink:href="http://www.mouser.com/ProductDetail/Texas-Instruments/SN754410NE/?qs=sGAEpiMZZMvbYnN5EaJWBDjbQCgliZjvodpiuLF/Ays="><text:span text:style-name="T159_38">qs</text:span></text:a></text:span><text:span text:style-name="T159_39"><text:a xlink:type="simple" xlink:href="http://www.mouser.com/ProductDetail/Texas-Instruments/SN754410NE/?qs=sGAEpiMZZMvbYnN5EaJWBDjbQCgliZjvodpiuLF/Ays="><text:span text:style-name="T159_40">=</text:span></text:a></text:span><text:span text:style-name="T159_41"><text:a xlink:type="simple" xlink:href="http://www.mouser.com/ProductDetail/Texas-Instruments/SN754410NE/?qs=sGAEpiMZZMvbYnN5EaJWBDjbQCgliZjvodpiuLF/Ays="><text:span text:style-name="T159_42">sGAEpiMZZMvbYnN</text:span></text:a></text:span><text:span text:style-name="T159_43"><text:a xlink:type="simple" xlink:href="http://www.mouser.com/ProductDetail/Texas-Instruments/SN754410NE/?qs=sGAEpiMZZMvbYnN5EaJWBDjbQCgliZjvodpiuLF/Ays="><text:span text:style-name="T159_44">5</text:span></text:a></text:span><text:span text:style-name="T159_45"><text:a xlink:type="simple" xlink:href="http://www.mouser.com/ProductDetail/Texas-Instruments/SN754410NE/?qs=sGAEpiMZZMvbYnN5EaJWBDjbQCgliZjvodpiuLF/Ays="><text:span text:style-name="T159_46">EaJWBDjbQCgliZjvodpiuLF</text:span></text:a></text:span><text:span text:style-name="T159_47"><text:a xlink:type="simple" xlink:href="http://www.mouser.com/ProductDetail/Texas-Instruments/SN754410NE/?qs=sGAEpiMZZMvbYnN5EaJWBDjbQCgliZjvodpiuLF/Ays="><text:span text:style-name="T159_48">/</text:span></text:a></text:span><text:span text:style-name="T159_49"><text:a xlink:type="simple" xlink:href="http://www.mouser.com/ProductDetail/Texas-Instruments/SN754410NE/?qs=sGAEpiMZZMvbYnN5EaJWBDjbQCgliZjvodpiuLF/Ays="><text:span text:style-name="T159_50">Ays</text:span></text:a></text:span><text:span text:style-name="T159_51"><text:a xlink:type="simple" xlink:href="http://www.mouser.com/ProductDetail/Texas-Instruments/SN754410NE/?qs=sGAEpiMZZMvbYnN5EaJWBDjbQCgliZjvodpiuLF/Ays="><text:span text:style-name="T159_52">=</text:span></text:a></text:span></text:p>
          </table:table-cell>
          <table:table-cell table:style-name="Cell104">
            <text:p text:style-name="P160"><text:span text:style-name="T160_1">2.34</text:span></text:p>
          </table:table-cell>
        </table:table-row>
        <table:table-row table:style-name="Row27">
          <table:table-cell table:style-name="Cell105">
            <text:p text:style-name="P161"><text:span text:style-name="T161_1">ST</text:span></text:p>
          </table:table-cell>
          <table:table-cell table:style-name="Cell106">
            <text:p text:style-name="P162"><text:span text:style-name="T162_1">L</text:span><text:span text:style-name="T162_2">298</text:span><text:span text:style-name="T162_3">N</text:span></text:p>
          </table:table-cell>
          <table:table-cell table:style-name="Cell107">
            <text:p text:style-name="P163"><text:span text:style-name="T163_1"><text:a xlink:type="simple" xlink:href="http://www.digikey.com/product-detail/en/L298N/497-1395-5-ND/585918"><text:span text:style-name="T163_2">http</text:span></text:a></text:span><text:span text:style-name="T163_3"><text:a xlink:type="simple" xlink:href="http://www.digikey.com/product-detail/en/L298N/497-1395-5-ND/585918"><text:span text:style-name="T163_4">://</text:span></text:a></text:span><text:span text:style-name="T163_5"><text:a xlink:type="simple" xlink:href="http://www.digikey.com/product-detail/en/L298N/497-1395-5-ND/585918"><text:span text:style-name="T163_6">www</text:span></text:a></text:span><text:span text:style-name="T163_7"><text:a xlink:type="simple" xlink:href="http://www.digikey.com/product-detail/en/L298N/497-1395-5-ND/585918"><text:span text:style-name="T163_8">.</text:span></text:a></text:span><text:span text:style-name="T163_9"><text:a xlink:type="simple" xlink:href="http://www.digikey.com/product-detail/en/L298N/497-1395-5-ND/585918"><text:span text:style-name="T163_10">digikey</text:span></text:a></text:span><text:span text:style-name="T163_11"><text:a xlink:type="simple" xlink:href="http://www.digikey.com/product-detail/en/L298N/497-1395-5-ND/585918"><text:span text:style-name="T163_12">.</text:span></text:a></text:span><text:span text:style-name="T163_13"><text:a xlink:type="simple" xlink:href="http://www.digikey.com/product-detail/en/L298N/497-1395-5-ND/585918"><text:span text:style-name="T163_14">com</text:span></text:a></text:span><text:span text:style-name="T163_15"><text:a xlink:type="simple" xlink:href="http://www.digikey.com/product-detail/en/L298N/497-1395-5-ND/585918"><text:span text:style-name="T163_16">/</text:span></text:a></text:span><text:span text:style-name="T163_17"><text:a xlink:type="simple" xlink:href="http://www.digikey.com/product-detail/en/L298N/497-1395-5-ND/585918"><text:span text:style-name="T163_18">product</text:span></text:a></text:span><text:span text:style-name="T163_19"><text:a xlink:type="simple" xlink:href="http://www.digikey.com/product-detail/en/L298N/497-1395-5-ND/585918"><text:span text:style-name="T163_20">-</text:span></text:a></text:span><text:span text:style-name="T163_21"><text:a xlink:type="simple" xlink:href="http://www.digikey.com/product-detail/en/L298N/497-1395-5-ND/585918"><text:span text:style-name="T163_22">detail</text:span></text:a></text:span><text:span text:style-name="T163_23"><text:a xlink:type="simple" xlink:href="http://www.digikey.com/product-detail/en/L298N/497-1395-5-ND/585918"><text:span text:style-name="T163_24">/</text:span></text:a></text:span><text:span text:style-name="T163_25"><text:a xlink:type="simple" xlink:href="http://www.digikey.com/product-detail/en/L298N/497-1395-5-ND/585918"><text:span text:style-name="T163_26">en</text:span></text:a></text:span><text:span text:style-name="T163_27"><text:a xlink:type="simple" xlink:href="http://www.digikey.com/product-detail/en/L298N/497-1395-5-ND/585918"><text:span text:style-name="T163_28">/</text:span></text:a></text:span><text:span text:style-name="T163_29"><text:a xlink:type="simple" xlink:href="http://www.digikey.com/product-detail/en/L298N/497-1395-5-ND/585918"><text:span text:style-name="T163_30">L</text:span></text:a></text:span><text:span text:style-name="T163_31"><text:a xlink:type="simple" xlink:href="http://www.digikey.com/product-detail/en/L298N/497-1395-5-ND/585918"><text:span text:style-name="T163_32">298</text:span></text:a></text:span><text:span text:style-name="T163_33"><text:a xlink:type="simple" xlink:href="http://www.digikey.com/product-detail/en/L298N/497-1395-5-ND/585918"><text:span text:style-name="T163_34">N</text:span></text:a></text:span><text:span text:style-name="T163_35"><text:a xlink:type="simple" xlink:href="http://www.digikey.com/product-detail/en/L298N/497-1395-5-ND/585918"><text:span text:style-name="T163_36">/497-1395-5-</text:span></text:a></text:span><text:span text:style-name="T163_37"><text:a xlink:type="simple" xlink:href="http://www.digikey.com/product-detail/en/L298N/497-1395-5-ND/585918"><text:span text:style-name="T163_38">ND</text:span></text:a></text:span><text:span text:style-name="T163_39"><text:a xlink:type="simple" xlink:href="http://www.digikey.com/product-detail/en/L298N/497-1395-5-ND/585918"><text:span text:style-name="T163_40">/585918</text:span></text:a></text:span></text:p>
          </table:table-cell>
          <table:table-cell table:style-name="Cell108">
            <text:p text:style-name="P164"><text:span text:style-name="T164_1">4.67</text:span></text:p>
          </table:table-cell>
        </table:table-row>
        <table:table-row table:style-name="Row28">
          <table:table-cell table:style-name="Cell109">
            <text:p text:style-name="P165"/>
          </table:table-cell>
          <table:table-cell table:style-name="Cell110">
            <text:p text:style-name="P166"/>
          </table:table-cell>
          <table:table-cell table:style-name="Cell111">
            <text:p text:style-name="P167"/>
          </table:table-cell>
          <table:table-cell table:style-name="Cell112">
            <text:p text:style-name="P168"/>
          </table:table-cell>
        </table:table-row>
        <table:table-row table:style-name="Row29">
          <table:table-cell table:style-name="Cell113">
            <text:p text:style-name="P169"/>
          </table:table-cell>
          <table:table-cell table:style-name="Cell114">
            <text:p text:style-name="P170"/>
          </table:table-cell>
          <table:table-cell table:style-name="Cell115">
            <text:p text:style-name="P171"><text:span text:style-name="T171_1">Total</text:span></text:p>
          </table:table-cell>
          <table:table-cell table:style-name="Cell116">
            <text:p text:style-name="P172"><text:span text:style-name="T172_1">409.14</text:span></text:p>
          </table:table-cell>
        </table:table-row>
      </table:table>
      <text:p text:style-name="P173"/>
      <text:p text:style-name="P1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